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99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8.042cm"/>
    </style:style>
    <style:style style:name="co7" style:family="table-column">
      <style:table-column-properties fo:break-before="auto" style:column-width="5.808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5.128cm"/>
    </style:style>
    <style:style style:name="co11" style:family="table-column">
      <style:table-column-properties fo:break-before="auto" style:column-width="5.182cm"/>
    </style:style>
    <style:style style:name="co12" style:family="table-column">
      <style:table-column-properties fo:break-before="auto" style:column-width="8.941cm"/>
    </style:style>
    <style:style style:name="co13" style:family="table-column">
      <style:table-column-properties fo:break-before="auto" style:column-width="3.821cm"/>
    </style:style>
    <style:style style:name="co14" style:family="table-column">
      <style:table-column-properties fo:break-before="auto" style:column-width="4.447cm"/>
    </style:style>
    <style:style style:name="co15" style:family="table-column">
      <style:table-column-properties fo:break-before="auto" style:column-width="4.828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295cm"/>
    </style:style>
    <style:style style:name="co18" style:family="table-column">
      <style:table-column-properties fo:break-before="auto" style:column-width="3.03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7.389cm"/>
    </style:style>
    <style:style style:name="co21" style:family="table-column">
      <style:table-column-properties fo:break-before="auto" style:column-width="4.911cm"/>
    </style:style>
    <style:style style:name="co22" style:family="table-column">
      <style:table-column-properties fo:break-before="auto" style:column-width="3.711cm"/>
    </style:style>
    <style:style style:name="co23" style:family="table-column">
      <style:table-column-properties fo:break-before="auto" style:column-width="6.735cm"/>
    </style:style>
    <style:style style:name="co24" style:family="table-column">
      <style:table-column-properties fo:break-before="auto" style:column-width="11.882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949cm"/>
    </style:style>
    <style:style style:name="co27" style:family="table-column">
      <style:table-column-properties fo:break-before="auto" style:column-width="6.57cm"/>
    </style:style>
    <style:style style:name="co28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'inventory-type'.B2">
          <table:error-message table:message-type="stop" table:display="true"/>
        </table:content-validation>
        <table:content-validation table:name="val2" table:condition="of:cell-content-is-in-list(&quot;exposeren&quot;;&quot;depot&quot;;&quot;parts&quot;;&quot;afstoten&quot;;&quot;scrap&quot;)" table:allow-empty-cell="true" table:display-list="unsorted" table:base-cell-address="'inventory-type'.D3">
          <table:error-message table:message-type="stop" table:display="true"/>
        </table:content-validation>
        <table:content-validation table:name="val3" table:condition="of:cell-content-is-in-list(&quot;exposeren&quot;;&quot;depot&quot;;&quot;parts&quot;;&quot;afstoten&quot;;&quot;scrap&quot;)" table:allow-empty-cell="true" table:display-list="unsorted" table:base-cell-address="'inventory-type'.D4">
          <table:error-message table:message-type="stop" table:display="true"/>
        </table:content-validation>
      </table:content-validations>
      <table:table table:name="inventory-typ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6" table:number-columns-repeated="995" table:default-cell-style-name="ce1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table:style-name="ce7" office:value-type="string" calcext:value-type="string">
            <text:p>Interessant (0-5)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"/>
          <table:table-cell table:style-name="Default"/>
          <table:table-cell table:number-columns-repeated="985"/>
          <table:table-cell table:style-name="ce1" table:number-columns-repeated="2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 office:value-type="string" calcext:value-type="string">
            <text:p>exposeren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7"/>
          <table:table-cell office:value-type="string" calcext:value-type="string">
            <text:p>Embedded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4"/>
          <table:table-cell table:style-name="ce1" table:number-columns-repeated="2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2"/>
          <table:table-cell table:formula="of:=VLOOKUP([.G3];[$'inventory-score'.C3:$'inventory-score'.D431];2;0)" office:value-type="float" office:value="0" calcext:value-type="float">
            <text:p/>
          </table:table-cell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2"/>
          <table:table-cell table:formula="of:=VLOOKUP([.G4];[$'inventory-score'.C4:$'inventory-score'.D432];2;0)" office:value-type="float" office:value="1" calcext:value-type="float">
            <text:p>1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6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2"/>
          <table:table-cell table:formula="of:=VLOOKUP([.G5];[$'inventory-score'.C5:$'inventory-score'.D433];2;0)" office:value-type="float" office:value="3" calcext:value-type="float">
            <text:p>3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2"/>
          <table:table-cell table:formula="of:=VLOOKUP([.G6];[$'inventory-score'.C6:$'inventory-score'.D434];2;0)"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2"/>
          <table:table-cell table:formula="of:=VLOOKUP([.G7];[$'inventory-score'.C7:$'inventory-score'.D435];2;0)"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ricot FP</text:p>
          </table:table-cell>
          <table:table-cell table:content-validation-name="val2"/>
          <table:table-cell table:formula="of:=VLOOKUP([.G8];[$'inventory-score'.C8:$'inventory-score'.D436];2;0)" office:value-type="float" office:value="5" calcext:value-type="float">
            <text:p>5</text:p>
          </table:table-cell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2"/>
          <table:table-cell table:formula="of:=VLOOKUP([.G9];[$'inventory-score'.C9:$'inventory-score'.D437];2;0)" office:value-type="float" office:value="0" calcext:value-type="float">
            <text:p>0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2"/>
          <table:table-cell table:formula="of:=VLOOKUP([.G10];[$'inventory-score'.C10:$'inventory-score'.D438];2;0)" office:value-type="float" office:value="4" calcext:value-type="float">
            <text:p>4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9"/>
          <table:table-cell office:value-type="string" calcext:value-type="string">
            <text:p>Bestand:Hardware Digital MicroVAX 31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2"/>
          <table:table-cell table:formula="of:=VLOOKUP([.G11];[$'inventory-score'.C11:$'inventory-score'.D439];2;0)" office:value-type="float" office:value="4" calcext:value-type="float">
            <text:p>4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HP 10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2"/>
          <table:table-cell table:formula="of:=VLOOKUP([.G12];[$'inventory-score'.C12:$'inventory-score'.D440];2;0)" office:value-type="float" office:value="5" calcext:value-type="float">
            <text:p>5</text:p>
          </table:table-cell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2"/>
          <table:table-cell table:formula="of:=VLOOKUP([.G13];[$'inventory-score'.C13:$'inventory-score'.D441];2;0)" office:value-type="float" office:value="1" calcext:value-type="float">
            <text:p>1</text:p>
          </table:table-cell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2"/>
          <table:table-cell table:formula="of:=VLOOKUP([.G14];[$'inventory-score'.C14:$'inventory-score'.D44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2"/>
          <table:table-cell table:formula="of:=VLOOKUP([.G15];[$'inventory-score'.C15:$'inventory-score'.D443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2"/>
          <table:table-cell table:formula="of:=VLOOKUP([.G16];[$'inventory-score'.C16:$'inventory-score'.D444];2;0)" office:value-type="float" office:value="5" calcext:value-type="float">
            <text:p>5</text:p>
          </table:table-cell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2"/>
          <table:table-cell table:formula="of:=VLOOKUP([.G17];[$'inventory-score'.C17:$'inventory-score'.D445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SureStore Optical 401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2"/>
          <table:table-cell table:formula="of:=VLOOKUP([.G18];[$'inventory-score'.C18:$'inventory-score'.D446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2"/>
          <table:table-cell table:formula="of:=VLOOKUP([.G19];[$'inventory-score'.C19:$'inventory-score'.D447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9"/>
          <table:table-cell office:value-type="string" calcext:value-type="string">
            <text:p>Bestand:Hardware HP 9000 M712/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Monitor ///</text:p>
          </table:table-cell>
          <table:table-cell table:content-validation-name="val2"/>
          <table:table-cell table:formula="of:=VLOOKUP([.G20];[$'inventory-score'.C20:$'inventory-score'.D448];2;0)" office:value-type="float" office:value="5" calcext:value-type="float">
            <text:p>5</text:p>
          </table:table-cell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2"/>
          <table:table-cell table:formula="of:=VLOOKUP([.G21];[$'inventory-score'.C21:$'inventory-score'.D449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HP 85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2"/>
          <table:table-cell table:formula="of:=VLOOKUP([.G22];[$'inventory-score'.C22:$'inventory-score'.D450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2"/>
          <table:table-cell table:formula="of:=VLOOKUP([.G23];[$'inventory-score'.C23:$'inventory-score'.D451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Sinclair ZX8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2"/>
          <table:table-cell table:formula="of:=VLOOKUP([.G24];[$'inventory-score'.C24:$'inventory-score'.D452];2;0)" office:value-type="float" office:value="5" calcext:value-type="float">
            <text:p>5</text:p>
          </table:table-cell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tari 260ST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2"/>
          <table:table-cell table:formula="of:=VLOOKUP([.G25];[$'inventory-score'.C25:$'inventory-score'.D453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2"/>
          <table:table-cell table:formula="of:=VLOOKUP([.G26];[$'inventory-score'.C26:$'inventory-score'.D454];2;0)" office:value-type="float" office:value="5" calcext:value-type="float">
            <text:p>5</text:p>
          </table:table-cell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Schneider GT65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2"/>
          <table:table-cell table:formula="of:=VLOOKUP([.G27];[$'inventory-score'.C27:$'inventory-score'.D455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2"/>
          <table:table-cell table:formula="of:=VLOOKUP([.G28];[$'inventory-score'.C28:$'inventory-score'.D456];2;0)" office:value-type="float" office:value="5" calcext:value-type="float">
            <text:p>5</text:p>
          </table:table-cell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2"/>
          <table:table-cell table:formula="of:=VLOOKUP([.G29];[$'inventory-score'.C29:$'inventory-score'.D457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2"/>
          <table:table-cell table:formula="of:=VLOOKUP([.G30];[$'inventory-score'.C30:$'inventory-score'.D458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2"/>
          <table:table-cell table:formula="of:=VLOOKUP([.G31];[$'inventory-score'.C31:$'inventory-score'.D459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2"/>
          <table:table-cell table:formula="of:=VLOOKUP([.G32];[$'inventory-score'.C32:$'inventory-score'.D460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2"/>
          <table:table-cell table:formula="of:=VLOOKUP([.G33];[$'inventory-score'.C33:$'inventory-score'.D461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6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2"/>
          <table:table-cell table:formula="of:=VLOOKUP([.G34];[$'inventory-score'.C34:$'inventory-score'.D462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2"/>
          <table:table-cell table:formula="of:=VLOOKUP([.G35];[$'inventory-score'.C35:$'inventory-score'.D463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2"/>
          <table:table-cell table:formula="of:=VLOOKUP([.G36];[$'inventory-score'.C36:$'inventory-score'.D464];2;0)"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IBM PowerPC 7248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udio Display</text:p>
          </table:table-cell>
          <table:table-cell table:content-validation-name="val2"/>
          <table:table-cell table:formula="of:=VLOOKUP([.G37];[$'inventory-score'.C37:$'inventory-score'.D465];2;0)" office:value-type="float" office:value="5" calcext:value-type="float">
            <text:p>5</text:p>
          </table:table-cell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2"/>
          <table:table-cell table:formula="of:=VLOOKUP([.G38];[$'inventory-score'.C38:$'inventory-score'.D466];2;0)" office:value-type="float" office:value="5" calcext:value-type="float">
            <text:p>5</text:p>
          </table:table-cell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IBM RS6000 E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ricot F1 monitor</text:p>
          </table:table-cell>
          <table:table-cell table:content-validation-name="val2"/>
          <table:table-cell table:formula="of:=VLOOKUP([.G39];[$'inventory-score'.C39:$'inventory-score'.D467];2;0)" office:value-type="string" office:string-value="" calcext:value-type="error">
            <text:p>#N/A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2"/>
          <table:table-cell table:formula="of:=VLOOKUP([.G40];[$'inventory-score'.C40:$'inventory-score'.D468];2;0)" office:value-type="float" office:value="4" calcext:value-type="float">
            <text:p>4</text:p>
          </table:table-cell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2"/>
          <table:table-cell table:formula="of:=VLOOKUP([.G41];[$'inventory-score'.C41:$'inventory-score'.D469];2;0)" office:value-type="float" office:value="0" calcext:value-type="float">
            <text:p/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009"/>
        </table:table-row>
        <table:table-row table:style-name="ro1">
          <table:table-cell table:formula="of:=COM.MICROSOFT.CONCAT([.E42];&quot; &quot;;[.F42])" office:value-type="string" office:string-value="Atari 520ST" calcext:value-type="string">
            <text:p>Atari 520ST</text:p>
          </table:table-cell>
          <table:table-cell table:content-validation-name="val2"/>
          <table:table-cell table:formula="of:=VLOOKUP([.G42];[$'inventory-score'.C42:$'inventory-score'.D470];2;0)" office:value-type="string" office:string-value="" calcext:value-type="error">
            <text:p>#N/A</text:p>
          </table:table-cell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  <table:table-cell table:number-columns-repeated="997"/>
        </table:table-row>
        <table:table-row table:style-name="ro1">
          <table:table-cell table:formula="of:=COM.MICROSOFT.CONCAT([.E43];&quot; &quot;;[.F43])" office:value-type="string" office:string-value="Atari 520ST+" calcext:value-type="string">
            <text:p>Atari 520ST+</text:p>
          </table:table-cell>
          <table:table-cell table:content-validation-name="val2"/>
          <table:table-cell table:formula="of:=VLOOKUP([.G43];[$'inventory-score'.C43:$'inventory-score'.D471];2;0)" office:value-type="string" office:string-value="" calcext:value-type="error">
            <text:p>#N/A</text:p>
          </table:table-cell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  <table:table-cell table:number-columns-repeated="997"/>
        </table:table-row>
        <table:table-row table:style-name="ro1">
          <table:table-cell table:formula="of:=COM.MICROSOFT.CONCAT([.E44];&quot; &quot;;[.F44])" office:value-type="string" office:string-value="Atari 520ST+" calcext:value-type="string">
            <text:p>Atari 520ST+</text:p>
          </table:table-cell>
          <table:table-cell table:content-validation-name="val2"/>
          <table:table-cell table:formula="of:=VLOOKUP([.G44];[$'inventory-score'.C44:$'inventory-score'.D472];2;0)" office:value-type="string" office:string-value="" calcext:value-type="error">
            <text:p>#N/A</text:p>
          </table:table-cell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2"/>
          <table:table-cell table:formula="of:=VLOOKUP([.G45];[$'inventory-score'.C45:$'inventory-score'.D473];2;0)" office:value-type="float" office:value="5" calcext:value-type="float">
            <text:p>5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1007"/>
        </table:table-row>
        <table:table-row table:style-name="ro1">
          <table:table-cell table:formula="of:=COM.MICROSOFT.CONCAT([.E46];&quot; &quot;;[.F46])" office:value-type="string" office:string-value="Atari Keyboard" calcext:value-type="string">
            <text:p>Atari Keyboard</text:p>
          </table:table-cell>
          <table:table-cell table:content-validation-name="val2"/>
          <table:table-cell table:formula="of:=VLOOKUP([.G46];[$'inventory-score'.C46:$'inventory-score'.D474];2;0)" office:value-type="string" office:string-value="" calcext:value-type="error">
            <text:p>#N/A</text:p>
          </table:table-cell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NeXT Laserprinter picture.JPG</text:p>
          </table:table-cell>
          <table:table-cell table:number-columns-repeated="997"/>
        </table:table-row>
        <table:table-row table:style-name="ro1">
          <table:table-cell table:formula="of:=COM.MICROSOFT.CONCAT([.E47];&quot; &quot;;[.F47])" office:value-type="string" office:string-value="Atari Keyboard" calcext:value-type="string">
            <text:p>Atari Keyboard</text:p>
          </table:table-cell>
          <table:table-cell table:content-validation-name="val2"/>
          <table:table-cell table:formula="of:=VLOOKUP([.G47];[$'inventory-score'.C47:$'inventory-score'.D475];2;0)" office:value-type="string" office:string-value="" calcext:value-type="error">
            <text:p>#N/A</text:p>
          </table:table-cell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oshiba HX10 picture.JPG</text:p>
          </table:table-cell>
          <table:table-cell table:number-columns-repeated="997"/>
        </table:table-row>
        <table:table-row table:style-name="ro1">
          <table:table-cell table:formula="of:=COM.MICROSOFT.CONCAT([.E48];&quot; &quot;;[.F48])" office:value-type="string" office:string-value="Atari Keyboard" calcext:value-type="string">
            <text:p>Atari Keyboard</text:p>
          </table:table-cell>
          <table:table-cell table:content-validation-name="val2"/>
          <table:table-cell table:formula="of:=VLOOKUP([.G48];[$'inventory-score'.C48:$'inventory-score'.D476];2;0)" office:value-type="string" office:string-value="" calcext:value-type="error">
            <text:p>#N/A</text:p>
          </table:table-cell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C XT picture.JPG</text:p>
          </table:table-cell>
          <table:table-cell table:number-columns-repeated="997"/>
        </table:table-row>
        <table:table-row table:style-name="ro1">
          <table:table-cell table:formula="of:=COM.MICROSOFT.CONCAT([.E49];&quot; &quot;;[.F49])" office:value-type="string" office:string-value="Atari Keyboard" calcext:value-type="string">
            <text:p>Atari Keyboard</text:p>
          </table:table-cell>
          <table:table-cell table:content-validation-name="val2"/>
          <table:table-cell table:formula="of:=VLOOKUP([.G49];[$'inventory-score'.C49:$'inventory-score'.D477];2;0)" office:value-type="string" office:string-value="" calcext:value-type="error">
            <text:p>#N/A</text:p>
          </table:table-cell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7"/>
        </table:table-row>
        <table:table-row table:style-name="ro1">
          <table:table-cell table:formula="of:=COM.MICROSOFT.CONCAT([.E50];&quot; &quot;;[.F50])" office:value-type="string" office:string-value="Atari Mega 1 NT" calcext:value-type="string">
            <text:p>Atari Mega 1 NT</text:p>
          </table:table-cell>
          <table:table-cell table:content-validation-name="val2"/>
          <table:table-cell table:formula="of:=VLOOKUP([.G50];[$'inventory-score'.C50:$'inventory-score'.D478];2;0)" office:value-type="string" office:string-value="" calcext:value-type="error">
            <text:p>#N/A</text:p>
          </table:table-cell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1 NT</text:p>
          </table:table-cell>
          <table:table-cell/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  <table:table-cell table:number-columns-repeated="997"/>
        </table:table-row>
        <table:table-row table:style-name="ro1">
          <table:table-cell table:formula="of:=COM.MICROSOFT.CONCAT([.E51];&quot; &quot;;[.F51])" office:value-type="string" office:string-value="Atari Mega ST2" calcext:value-type="string">
            <text:p>Atari Mega ST2</text:p>
          </table:table-cell>
          <table:table-cell table:content-validation-name="val2"/>
          <table:table-cell table:formula="of:=VLOOKUP([.G51];[$'inventory-score'.C51:$'inventory-score'.D479];2;0)" office:value-type="string" office:string-value="" calcext:value-type="error">
            <text:p>#N/A</text:p>
          </table:table-cell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6A:83</text:p>
          </table:table-cell>
          <table:table-cell table:number-columns-repeated="998"/>
        </table:table-row>
        <table:table-row table:style-name="ro1">
          <table:table-cell table:formula="of:=COM.MICROSOFT.CONCAT([.E52];&quot; &quot;;[.F52])" office:value-type="string" office:string-value="Atari Mega ST2 UK" calcext:value-type="string">
            <text:p>Atari Mega ST2 UK</text:p>
          </table:table-cell>
          <table:table-cell table:content-validation-name="val2"/>
          <table:table-cell table:formula="of:=VLOOKUP([.G52];[$'inventory-score'.C52:$'inventory-score'.D480];2;0)" office:value-type="string" office:string-value="" calcext:value-type="error">
            <text:p>#N/A</text:p>
          </table:table-cell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, geen beeld</text:p>
          </table:table-cell>
          <table:table-cell table:number-columns-repeated="13"/>
          <table:table-cell office:value-type="string" calcext:value-type="string">
            <text:p>Bestand:Hardware Atari SM125 picture.JPG</text:p>
          </table:table-cell>
          <table:table-cell table:number-columns-repeated="997"/>
        </table:table-row>
        <table:table-row table:style-name="ro1">
          <table:table-cell table:formula="of:=COM.MICROSOFT.CONCAT([.E53];&quot; &quot;;[.F53])" office:value-type="string" office:string-value="Atari Mega ST2 UK" calcext:value-type="string">
            <text:p>Atari Mega ST2 UK</text:p>
          </table:table-cell>
          <table:table-cell table:content-validation-name="val2"/>
          <table:table-cell table:formula="of:=VLOOKUP([.G53];[$'inventory-score'.C53:$'inventory-score'.D481];2;0)" office:value-type="string" office:string-value="" calcext:value-type="error">
            <text:p>#N/A</text:p>
          </table:table-cell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7"/>
        </table:table-row>
        <table:table-row table:style-name="ro1">
          <table:table-cell table:formula="of:=COM.MICROSOFT.CONCAT([.E54];&quot; &quot;;[.F54])" office:value-type="string" office:string-value="Atari Megafile 60 NT" calcext:value-type="string">
            <text:p>Atari Megafile 60 NT</text:p>
          </table:table-cell>
          <table:table-cell table:content-validation-name="val2"/>
          <table:table-cell table:formula="of:=VLOOKUP([.G54];[$'inventory-score'.C54:$'inventory-score'.D482];2;0)" office:value-type="string" office:string-value="" calcext:value-type="error">
            <text:p>#N/A</text:p>
          </table:table-cell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table:formula="of:=COM.MICROSOFT.CONCAT([.E55];&quot; &quot;;[.F55])" office:value-type="string" office:string-value="Atari Power brick" calcext:value-type="string">
            <text:p>Atari Power brick</text:p>
          </table:table-cell>
          <table:table-cell table:content-validation-name="val2"/>
          <table:table-cell table:formula="of:=VLOOKUP([.G55];[$'inventory-score'.C55:$'inventory-score'.D483];2;0)" office:value-type="string" office:string-value="" calcext:value-type="error">
            <text:p>#N/A</text:p>
          </table:table-cell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  <table:table-cell table:number-columns-repeated="997"/>
        </table:table-row>
        <table:table-row table:style-name="ro1">
          <table:table-cell table:formula="of:=COM.MICROSOFT.CONCAT([.E56];&quot; &quot;;[.F56])" office:value-type="string" office:string-value="Atari Power brick" calcext:value-type="string">
            <text:p>Atari Power brick</text:p>
          </table:table-cell>
          <table:table-cell table:content-validation-name="val2"/>
          <table:table-cell table:formula="of:=VLOOKUP([.G56];[$'inventory-score'.C56:$'inventory-score'.D484];2;0)" office:value-type="string" office:string-value="" calcext:value-type="error">
            <text:p>#N/A</text:p>
          </table:table-cell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 F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2"/>
          <table:table-cell table:formula="of:=VLOOKUP([.G57];[$'inventory-score'.C57:$'inventory-score'.D485];2;0)" office:value-type="float" office:value="0" calcext:value-type="float">
            <text:p/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2"/>
          <table:table-cell table:formula="of:=VLOOKUP([.G58];[$'inventory-score'.C58:$'inventory-score'.D486];2;0)" office:value-type="float" office:value="0" calcext:value-type="float">
            <text:p/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3"/>
          <table:table-cell office:value-type="string" calcext:value-type="string">
            <text:p>Bestand:Hardware IBM RS6000-150 picture.JPG</text:p>
          </table:table-cell>
          <table:table-cell table:number-columns-repeated="997"/>
        </table:table-row>
        <table:table-row table:style-name="ro1">
          <table:table-cell table:formula="of:=COM.MICROSOFT.CONCAT([.E59];&quot; &quot;;[.F59])" office:value-type="string" office:string-value="Atari SM124" calcext:value-type="string">
            <text:p>Atari SM124</text:p>
          </table:table-cell>
          <table:table-cell table:content-validation-name="val2"/>
          <table:table-cell table:formula="of:=VLOOKUP([.G59];[$'inventory-score'.C59:$'inventory-score'.D487];2;0)" office:value-type="string" office:string-value="" calcext:value-type="error">
            <text:p>#N/A</text:p>
          </table:table-cell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beeld</text:p>
          </table:table-cell>
          <table:table-cell table:number-columns-repeated="9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  <table:table-cell table:number-columns-repeated="997"/>
        </table:table-row>
        <table:table-row table:style-name="ro1">
          <table:table-cell table:formula="of:=COM.MICROSOFT.CONCAT([.E60];&quot; &quot;;[.F60])" office:value-type="string" office:string-value="Atari SM124" calcext:value-type="string">
            <text:p>Atari SM124</text:p>
          </table:table-cell>
          <table:table-cell table:content-validation-name="val2"/>
          <table:table-cell table:formula="of:=VLOOKUP([.G60];[$'inventory-score'.C60:$'inventory-score'.D488];2;0)" office:value-type="string" office:string-value="" calcext:value-type="error">
            <text:p>#N/A</text:p>
          </table:table-cell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azig, rare geluiden</text:p>
          </table:table-cell>
          <table:table-cell table:number-columns-repeated="13"/>
          <table:table-cell office:value-type="string" calcext:value-type="string">
            <text:p>Bestand:Hardware Multitech MPF-III picture.JPG</text:p>
          </table:table-cell>
          <table:table-cell table:number-columns-repeated="997"/>
        </table:table-row>
        <table:table-row table:style-name="ro1">
          <table:table-cell table:formula="of:=COM.MICROSOFT.CONCAT([.E61];&quot; &quot;;[.F61])" office:value-type="string" office:string-value="Atari SM124" calcext:value-type="string">
            <text:p>Atari SM124</text:p>
          </table:table-cell>
          <table:table-cell table:content-validation-name="val2"/>
          <table:table-cell table:formula="of:=VLOOKUP([.G61];[$'inventory-score'.C61:$'inventory-score'.D489];2;0)" office:value-type="string" office:string-value="" calcext:value-type="error">
            <text:p>#N/A</text:p>
          </table:table-cell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  <table:table-cell table:number-columns-repeated="997"/>
        </table:table-row>
        <table:table-row table:style-name="ro1">
          <table:table-cell table:formula="of:=COM.MICROSOFT.CONCAT([.E62];&quot; &quot;;[.F62])" office:value-type="string" office:string-value="Atari SM124" calcext:value-type="string">
            <text:p>Atari SM124</text:p>
          </table:table-cell>
          <table:table-cell table:content-validation-name="val2"/>
          <table:table-cell table:formula="of:=VLOOKUP([.G62];[$'inventory-score'.C62:$'inventory-score'.D490];2;0)" office:value-type="string" office:string-value="" calcext:value-type="error">
            <text:p>#N/A</text:p>
          </table:table-cell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7"/>
        </table:table-row>
        <table:table-row table:style-name="ro1">
          <table:table-cell table:formula="of:=COM.MICROSOFT.CONCAT([.E63];&quot; &quot;;[.F63])" office:value-type="string" office:string-value="Atari SM124" calcext:value-type="string">
            <text:p>Atari SM124</text:p>
          </table:table-cell>
          <table:table-cell table:content-validation-name="val2"/>
          <table:table-cell table:formula="of:=VLOOKUP([.G63];[$'inventory-score'.C63:$'inventory-score'.D491];2;0)" office:value-type="string" office:string-value="" calcext:value-type="error">
            <text:p>#N/A</text:p>
          </table:table-cell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scherp, wobbel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2"/>
          <table:table-cell table:formula="of:=VLOOKUP([.G64];[$'inventory-score'.C64:$'inventory-score'.D492];2;0)" office:value-type="float" office:value="0" calcext:value-type="float">
            <text:p/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7"/>
        </table:table-row>
        <table:table-row table:style-name="ro1">
          <table:table-cell table:formula="of:=COM.MICROSOFT.CONCAT([.E65];&quot; &quot;;[.F65])" office:value-type="string" office:string-value="Atari SM125" calcext:value-type="string">
            <text:p>Atari SM125</text:p>
          </table:table-cell>
          <table:table-cell table:content-validation-name="val2"/>
          <table:table-cell table:formula="of:=VLOOKUP([.G65];[$'inventory-score'.C65:$'inventory-score'.D493];2;0)" office:value-type="string" office:string-value="" calcext:value-type="error">
            <text:p>#N/A</text:p>
          </table:table-cell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table:formula="of:=COM.MICROSOFT.CONCAT([.E66];&quot; &quot;;[.F66])" office:value-type="string" office:string-value="Avocent D51S" calcext:value-type="string">
            <text:p>Avocent D51S</text:p>
          </table:table-cell>
          <table:table-cell table:content-validation-name="val2"/>
          <table:table-cell table:formula="of:=VLOOKUP([.G66];[$'inventory-score'.C66:$'inventory-score'.D494];2;0)" office:value-type="string" office:string-value="" calcext:value-type="error">
            <text:p>#N/A</text:p>
          </table:table-cell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sion Series 7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2"/>
          <table:table-cell table:formula="of:=VLOOKUP([.G67];[$'inventory-score'.C67:$'inventory-score'.D495];2;0)"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oshiba Satellite 100C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2"/>
          <table:table-cell table:formula="of:=VLOOKUP([.G68];[$'inventory-score'.C68:$'inventory-score'.D496];2;0)"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InfoServer 150 picture.JPG</text:p>
          </table:table-cell>
          <table:table-cell table:number-columns-repeated="997"/>
        </table:table-row>
        <table:table-row table:style-name="ro1">
          <table:table-cell table:formula="of:=COM.MICROSOFT.CONCAT([.E69];&quot; &quot;;[.F69])" office:value-type="string" office:string-value="Bondwell Model 14" calcext:value-type="string">
            <text:p>Bondwell Model 14</text:p>
          </table:table-cell>
          <table:table-cell table:content-validation-name="val2"/>
          <table:table-cell table:formula="of:=VLOOKUP([.G69];[$'inventory-score'.C69:$'inventory-score'.D497];2;0)" office:value-type="string" office:string-value="" calcext:value-type="error">
            <text:p>#N/A</text:p>
          </table:table-cell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7"/>
        </table:table-row>
        <table:table-row table:style-name="ro1">
          <table:table-cell table:formula="of:=COM.MICROSOFT.CONCAT([.E70];&quot; &quot;;[.F70])" office:value-type="string" office:string-value="Burroughs C 3262" calcext:value-type="string">
            <text:p>Burroughs C 3262</text:p>
          </table:table-cell>
          <table:table-cell table:content-validation-name="val2"/>
          <table:table-cell table:formula="of:=VLOOKUP([.G70];[$'inventory-score'.C70:$'inventory-score'.D498];2;0)" office:value-type="string" office:string-value="" calcext:value-type="error">
            <text:p>#N/A</text:p>
          </table:table-cell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hilips P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2"/>
          <table:table-cell table:formula="of:=VLOOKUP([.G71];[$'inventory-score'.C71:$'inventory-score'.D499];2;0)" office:value-type="float" office:value="0" calcext:value-type="float">
            <text:p/>
          </table:table-cell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2"/>
          <table:table-cell table:formula="of:=VLOOKUP([.G72];[$'inventory-score'.C72:$'inventory-score'.D500];2;0)" office:value-type="float" office:value="0" calcext:value-type="float">
            <text:p/>
          </table:table-cell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7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2"/>
          <table:table-cell table:formula="of:=VLOOKUP([.G73];[$'inventory-score'.C73:$'inventory-score'.D501];2;0)" office:value-type="float" office:value="0" calcext:value-type="float">
            <text:p/>
          </table:table-cell>
          <table:table-cell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10"/>
          <table:table-cell office:value-type="string" calcext:value-type="string">
            <text:p>Bestand:Hardware Casio FX-702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2"/>
          <table:table-cell table:formula="of:=VLOOKUP([.G74];[$'inventory-score'.C74:$'inventory-score'.D502];2;0)" office:value-type="float" office:value="4" calcext:value-type="float">
            <text:p>4</text:p>
          </table:table-cell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2"/>
          <table:table-cell table:formula="of:=VLOOKUP([.G75];[$'inventory-score'.C75:$'inventory-score'.D503];2;0)" office:value-type="float" office:value="3" calcext:value-type="float">
            <text:p>3</text:p>
          </table:table-cell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HP 9145 picture.JPG</text:p>
          </table:table-cell>
          <table:table-cell table:number-columns-repeated="997"/>
        </table:table-row>
        <table:table-row table:style-name="ro1">
          <table:table-cell table:formula="of:=COM.MICROSOFT.CONCAT([.E76];&quot; &quot;;[.F76])" office:value-type="string" office:string-value="Centronics 730-2" calcext:value-type="string">
            <text:p>Centronics 730-2</text:p>
          </table:table-cell>
          <table:table-cell table:content-validation-name="val2"/>
          <table:table-cell table:formula="of:=VLOOKUP([.G76];[$'inventory-score'.C76:$'inventory-score'.D504];2;0)" office:value-type="string" office:string-value="" calcext:value-type="error">
            <text:p>#N/A</text:p>
          </table:table-cell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2"/>
          <table:table-cell table:formula="of:=VLOOKUP([.G77];[$'inventory-score'.C77:$'inventory-score'.D505];2;0)"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modore CBM 20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2"/>
          <table:table-cell table:formula="of:=VLOOKUP([.G78];[$'inventory-score'.C78:$'inventory-score'.D506];2;0)"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2"/>
          <table:table-cell table:formula="of:=VLOOKUP([.G79];[$'inventory-score'.C79:$'inventory-score'.D507];2;0)"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7"/>
        </table:table-row>
        <table:table-row table:style-name="ro1">
          <table:table-cell table:formula="of:=COM.MICROSOFT.CONCAT([.E80];&quot; &quot;;[.F80])" office:value-type="string" office:string-value="Chinon CDS-430" calcext:value-type="string">
            <text:p>Chinon CDS-430</text:p>
          </table:table-cell>
          <table:table-cell table:content-validation-name="val2"/>
          <table:table-cell table:formula="of:=VLOOKUP([.G80];[$'inventory-score'.C80:$'inventory-score'.D508];2;0)" office:value-type="string" office:string-value="" calcext:value-type="error">
            <text:p>#N/A</text:p>
          </table:table-cell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T4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2"/>
          <table:table-cell table:formula="of:=VLOOKUP([.G81];[$'inventory-score'.C81:$'inventory-score'.D509];2;0)" office:value-type="float" office:value="2" calcext:value-type="float">
            <text:p>2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2" office:value-type="string" calcext:value-type="string">
            <text:p>afstoten</text:p>
          </table:table-cell>
          <table:table-cell table:formula="of:=VLOOKUP([.G82];[$'inventory-score'.C82:$'inventory-score'.D510];2;0)" office:value-type="float" office:value="0" calcext:value-type="float">
            <text:p/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9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2"/>
          <table:table-cell table:formula="of:=VLOOKUP([.G83];[$'inventory-score'.C83:$'inventory-score'.D511];2;0)" office:value-type="float" office:value="0" calcext:value-type="float">
            <text:p/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Osborne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2"/>
          <table:table-cell table:formula="of:=VLOOKUP([.G84];[$'inventory-score'.C84:$'inventory-score'.D51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 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Sony SDX-D700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2"/>
          <table:table-cell table:formula="of:=VLOOKUP([.G85];[$'inventory-score'.C85:$'inventory-score'.D513];2;0)" office:value-type="float" office:value="0" calcext:value-type="float">
            <text:p/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berg TDC3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2"/>
          <table:table-cell table:formula="of:=VLOOKUP([.G86];[$'inventory-score'.C86:$'inventory-score'.D514];2;0)" office:value-type="float" office:value="0" calcext:value-type="float">
            <text:p/>
          </table:table-cell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berg TDC38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2"/>
          <table:table-cell table:formula="of:=VLOOKUP([.G87];[$'inventory-score'.C87:$'inventory-score'.D515];2;0)" office:value-type="float" office:value="0" calcext:value-type="float">
            <text:p/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2"/>
          <table:table-cell table:formula="of:=VLOOKUP([.G88];[$'inventory-score'.C88:$'inventory-score'.D516];2;0)" office:value-type="float" office:value="2" calcext:value-type="float">
            <text:p>2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2"/>
          <table:table-cell table:formula="of:=VLOOKUP([.G89];[$'inventory-score'.C89:$'inventory-score'.D517];2;0)" office:value-type="float" office:value="0" calcext:value-type="float">
            <text:p/>
          </table:table-cell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T5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2"/>
          <table:table-cell table:formula="of:=VLOOKUP([.G90];[$'inventory-score'.C90:$'inventory-score'.D518];2;0)" office:value-type="float" office:value="0" calcext:value-type="float">
            <text:p/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2"/>
          <table:table-cell table:formula="of:=VLOOKUP([.G91];[$'inventory-score'.C91:$'inventory-score'.D519];2;0)" office:value-type="float" office:value="0" calcext:value-type="float">
            <text:p/>
          </table:table-cell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7"/>
        </table:table-row>
        <table:table-row table:style-name="ro1">
          <table:table-cell table:formula="of:=COM.MICROSOFT.CONCAT([.E92];&quot; &quot;;[.F92])" office:value-type="string" office:string-value="Compaq D51S" calcext:value-type="string">
            <text:p>Compaq D51S</text:p>
          </table:table-cell>
          <table:table-cell table:content-validation-name="val2"/>
          <table:table-cell table:formula="of:=VLOOKUP([.G92];[$'inventory-score'.C92:$'inventory-score'.D520];2;0)" office:value-type="string" office:string-value="" calcext:value-type="error">
            <text:p>#N/A</text:p>
          </table:table-cell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2"/>
          <table:table-cell table:formula="of:=VLOOKUP([.G93];[$'inventory-score'.C93:$'inventory-score'.D521];2;0)" office:value-type="float" office:value="1" calcext:value-type="float">
            <text:p>1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Commodore CBM 30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2"/>
          <table:table-cell table:formula="of:=VLOOKUP([.G94];[$'inventory-score'.C94:$'inventory-score'.D522];2;0)"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2"/>
          <table:table-cell table:formula="of:=VLOOKUP([.G95];[$'inventory-score'.C95:$'inventory-score'.D523];2;0)"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2"/>
          <table:table-cell table:formula="of:=VLOOKUP([.G96];[$'inventory-score'.C96:$'inventory-score'.D524];2;0)"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2"/>
          <table:table-cell table:formula="of:=VLOOKUP([.G97];[$'inventory-score'.C97:$'inventory-score'.D525];2;0)" office:value-type="float" office:value="4" calcext:value-type="float">
            <text:p>4</text:p>
          </table:table-cell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corn Archimedes 4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2"/>
          <table:table-cell table:formula="of:=VLOOKUP([.G98];[$'inventory-score'.C98:$'inventory-score'.D526];2;0)" office:value-type="string" office:string-value="" calcext:value-type="error">
            <text:p>#N/A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2"/>
          <table:table-cell table:formula="of:=VLOOKUP([.G99];[$'inventory-score'.C99:$'inventory-score'.D527];2;0)" office:value-type="string" office:string-value="" calcext:value-type="error">
            <text:p>#N/A</text:p>
          </table:table-cell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2"/>
          <table:table-cell table:formula="of:=VLOOKUP([.G100];[$'inventory-score'.C100:$'inventory-score'.D528];2;0)" office:value-type="float" office:value="5" calcext:value-type="float">
            <text:p>5</text:p>
          </table:table-cell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hilips VG-80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2"/>
          <table:table-cell table:formula="of:=VLOOKUP([.G101];[$'inventory-score'.C101:$'inventory-score'.D529];2;0)" office:value-type="float" office:value="0" calcext:value-type="float">
            <text:p/>
          </table:table-cell>
          <table:table-cell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3"/>
          <table:table-cell office:value-type="string" calcext:value-type="string">
            <text:p>Bestand:Hardware SGI Iris Indigo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2"/>
          <table:table-cell table:formula="of:=VLOOKUP([.G102];[$'inventory-score'.C102:$'inventory-score'.D530];2;0)" office:value-type="float" office:value="3" calcext:value-type="float">
            <text:p>3</text:p>
          </table:table-cell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2"/>
          <table:table-cell table:formula="of:=VLOOKUP([.G103];[$'inventory-score'.C103:$'inventory-score'.D531];2;0)" office:value-type="float" office:value="5" calcext:value-type="float">
            <text:p>5</text:p>
          </table:table-cell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10"/>
          <table:table-cell office:value-type="string" calcext:value-type="string">
            <text:p>Bestand:Hardware Atari Portfoli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2"/>
          <table:table-cell table:formula="of:=VLOOKUP([.G104];[$'inventory-score'.C104:$'inventory-score'.D532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4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2"/>
          <table:table-cell table:formula="of:=VLOOKUP([.G105];[$'inventory-score'.C105:$'inventory-score'.D533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9"/>
          <table:table-cell office:value-type="string" calcext:value-type="string">
            <text:p>Bestand:Hardware Schneider CPC-464 (2) picture.JPG</text:p>
          </table:table-cell>
          <table:table-cell table:number-columns-repeated="997"/>
        </table:table-row>
        <table:table-row table:style-name="ro1">
          <table:table-cell table:formula="of:=COM.MICROSOFT.CONCAT([.E106];&quot; &quot;;[.F106])" office:value-type="string" office:string-value="Digital 70-19044-01" calcext:value-type="string">
            <text:p>Digital 70-19044-01</text:p>
          </table:table-cell>
          <table:table-cell table:content-validation-name="val2"/>
          <table:table-cell table:formula="of:=VLOOKUP([.G106];[$'inventory-score'.C106:$'inventory-score'.D534];2;0)" office:value-type="string" office:string-value="" calcext:value-type="error">
            <text:p>#N/A</text:p>
          </table:table-cell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2"/>
          <table:table-cell table:formula="of:=VLOOKUP([.G107];[$'inventory-score'.C107:$'inventory-score'.D535];2;0)"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2"/>
          <table:table-cell table:formula="of:=VLOOKUP([.G108];[$'inventory-score'.C108:$'inventory-score'.D536];2;0)"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5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2"/>
          <table:table-cell table:formula="of:=VLOOKUP([.G109];[$'inventory-score'.C109:$'inventory-score'.D537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2"/>
          <table:table-cell table:formula="of:=VLOOKUP([.G110];[$'inventory-score'.C110:$'inventory-score'.D538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2"/>
          <table:table-cell table:formula="of:=VLOOKUP([.G111];[$'inventory-score'.C111:$'inventory-score'.D539];2;0)" office:value-type="string" office:string-value="" calcext:value-type="error">
            <text:p>#N/A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6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2"/>
          <table:table-cell table:formula="of:=VLOOKUP([.G112];[$'inventory-score'.C112:$'inventory-score'.D540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3"/>
          <table:table-cell office:value-type="string" calcext:value-type="string">
            <text:p>Bestand:Hardware SGI Origin 2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2"/>
          <table:table-cell table:formula="of:=VLOOKUP([.G113];[$'inventory-score'.C113:$'inventory-score'.D541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2"/>
          <table:table-cell table:formula="of:=VLOOKUP([.G114];[$'inventory-score'.C114:$'inventory-score'.D542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2"/>
          <table:table-cell table:formula="of:=VLOOKUP([.G115];[$'inventory-score'.C115:$'inventory-score'.D543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10b5 Ethernet repea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Lear Siegler ADM 1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2"/>
          <table:table-cell table:formula="of:=VLOOKUP([.G116];[$'inventory-score'.C116:$'inventory-score'.D544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9"/>
          <table:table-cell office:value-type="string" calcext:value-type="string">
            <text:p>Bestand:Hardware Acorn Electr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2"/>
          <table:table-cell table:formula="of:=VLOOKUP([.G117];[$'inventory-score'.C117:$'inventory-score'.D545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2"/>
          <table:table-cell table:formula="of:=VLOOKUP([.G118];[$'inventory-score'.C118:$'inventory-score'.D546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2"/>
          <table:table-cell table:formula="of:=VLOOKUP([.G119];[$'inventory-score'.C119:$'inventory-score'.D547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Compaq Portable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2"/>
          <table:table-cell table:formula="of:=VLOOKUP([.G120];[$'inventory-score'.C120:$'inventory-score'.D548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2"/>
          <table:table-cell table:formula="of:=VLOOKUP([.G121];[$'inventory-score'.C121:$'inventory-score'.D549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Sun JavaStati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2"/>
          <table:table-cell table:formula="of:=VLOOKUP([.G122];[$'inventory-score'.C122:$'inventory-score'.D550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2"/>
          <table:table-cell table:formula="of:=VLOOKUP([.G123];[$'inventory-score'.C123:$'inventory-score'.D551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Surestore DLT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2"/>
          <table:table-cell table:formula="of:=VLOOKUP([.G124];[$'inventory-score'.C124:$'inventory-score'.D552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2"/>
          <table:table-cell table:formula="of:=VLOOKUP([.G125];[$'inventory-score'.C125:$'inventory-score'.D553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2000</text:p>
          </table:table-cell>
          <table:table-cell office:value-type="string" calcext:value-type="string">
            <text:p>Digital 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2"/>
          <table:table-cell table:formula="of:=VLOOKUP([.G126];[$'inventory-score'.C126:$'inventory-score'.D554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Digital 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9"/>
          <table:table-cell office:value-type="string" calcext:value-type="string">
            <text:p>Bestand:Hardware IBM PS/2 P7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2"/>
          <table:table-cell table:formula="of:=VLOOKUP([.G127];[$'inventory-score'.C127:$'inventory-score'.D55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Digital 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2"/>
          <table:table-cell table:formula="of:=VLOOKUP([.G128];[$'inventory-score'.C128:$'inventory-score'.D556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Adler Tipp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2"/>
          <table:table-cell table:formula="of:=VLOOKUP([.G129];[$'inventory-score'.C129:$'inventory-score'.D557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2"/>
          <table:table-cell table:formula="of:=VLOOKUP([.G130];[$'inventory-score'.C130:$'inventory-score'.D558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2"/>
          <table:table-cell table:formula="of:=VLOOKUP([.G131];[$'inventory-score'.C131:$'inventory-score'.D559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2"/>
          <table:table-cell table:formula="of:=VLOOKUP([.G132];[$'inventory-score'.C132:$'inventory-score'.D560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2"/>
          <table:table-cell table:formula="of:=VLOOKUP([.G133];[$'inventory-score'.C133:$'inventory-score'.D561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11"/>
          <table:table-cell office:value-type="string" calcext:value-type="string">
            <text:p>Bestand:Hardware Philips P90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2"/>
          <table:table-cell table:formula="of:=VLOOKUP([.G134];[$'inventory-score'.C134:$'inventory-score'.D562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Sharp PC4500 picture.JPG</text:p>
          </table:table-cell>
          <table:table-cell table:number-columns-repeated="997"/>
        </table:table-row>
        <table:table-row table:style-name="ro1">
          <table:table-cell table:formula="of:=COM.MICROSOFT.CONCAT([.E135];&quot; &quot;;[.F135])" office:value-type="string" office:string-value="Digital PC500-B3" calcext:value-type="string">
            <text:p>Digital PC500-B3</text:p>
          </table:table-cell>
          <table:table-cell table:content-validation-name="val2"/>
          <table:table-cell table:formula="of:=VLOOKUP([.G135];[$'inventory-score'.C135:$'inventory-score'.D563];2;0)" office:value-type="float" office:value="4" calcext:value-type="float">
            <text:p>4</text:p>
          </table:table-cell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08"/>
        </table:table-row>
        <table:table-row table:style-name="ro1">
          <table:table-cell table:formula="of:=COM.MICROSOFT.CONCAT([.E136];&quot; &quot;;[.F136])" office:value-type="string" office:string-value="Digital PCXBV-SA" calcext:value-type="string">
            <text:p>Digital PCXBV-SA</text:p>
          </table:table-cell>
          <table:table-cell table:content-validation-name="val2"/>
          <table:table-cell table:formula="of:=VLOOKUP([.G136];[$'inventory-score'.C136:$'inventory-score'.D564];2;0)" office:value-type="string" office:string-value="" calcext:value-type="error">
            <text:p>#N/A</text:p>
          </table:table-cell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ultia Alph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2"/>
          <table:table-cell table:formula="of:=VLOOKUP([.G137];[$'inventory-score'.C137:$'inventory-score'.D565];2;0)" office:value-type="string" office:string-value="" calcext:value-type="error">
            <text:p>#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 11/44</text:p>
          </table:table-cell>
          <table:table-cell office:value-type="string" calcext:value-type="string">
            <text:p>Digital 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HP 85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2"/>
          <table:table-cell table:formula="of:=VLOOKUP([.G138];[$'inventory-score'.C138:$'inventory-score'.D566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2"/>
          <table:table-cell table:formula="of:=VLOOKUP([.G139];[$'inventory-score'.C139:$'inventory-score'.D567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2"/>
          <table:table-cell table:formula="of:=VLOOKUP([.G140];[$'inventory-score'.C140:$'inventory-score'.D568];2;0)" office:value-type="string" office:string-value="" calcext:value-type="error">
            <text:p>#N/A</text:p>
          </table:table-cell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 8/f</text:p>
          </table:table-cell>
          <table:table-cell office:value-type="string" calcext:value-type="string">
            <text:p>Digital PDP 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2"/>
          <table:table-cell table:formula="of:=VLOOKUP([.G141];[$'inventory-score'.C141:$'inventory-score'.D569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2"/>
          <table:table-cell table:formula="of:=VLOOKUP([.G142];[$'inventory-score'.C142:$'inventory-score'.D570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2"/>
          <table:table-cell table:formula="of:=VLOOKUP([.G143];[$'inventory-score'.C143:$'inventory-score'.D571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2"/>
          <table:table-cell table:formula="of:=VLOOKUP([.G144];[$'inventory-score'.C144:$'inventory-score'.D572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2"/>
          <table:table-cell table:formula="of:=VLOOKUP([.G145];[$'inventory-score'.C145:$'inventory-score'.D573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3Com Etherlink III picture.JPG</text:p>
          </table:table-cell>
          <table:table-cell table:number-columns-repeated="997"/>
        </table:table-row>
        <table:table-row table:style-name="ro1">
          <table:table-cell table:formula="of:=COM.MICROSOFT.CONCAT([.E146];&quot; &quot;;[.F146])" office:value-type="string" office:string-value="Digital SEACT-AX" calcext:value-type="string">
            <text:p>Digital SEACT-AX</text:p>
          </table:table-cell>
          <table:table-cell table:content-validation-name="val2"/>
          <table:table-cell table:formula="of:=VLOOKUP([.G146];[$'inventory-score'.C146:$'inventory-score'.D574];2;0)" office:value-type="float" office:value="4" calcext:value-type="float">
            <text:p>4</text:p>
          </table:table-cell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2"/>
          <table:table-cell table:formula="of:=VLOOKUP([.G147];[$'inventory-score'.C147:$'inventory-score'.D575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2"/>
          <table:table-cell table:formula="of:=VLOOKUP([.G148];[$'inventory-score'.C148:$'inventory-score'.D576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9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2"/>
          <table:table-cell table:formula="of:=VLOOKUP([.G149];[$'inventory-score'.C149:$'inventory-score'.D57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Digital VAX 11/7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2"/>
          <table:table-cell table:formula="of:=VLOOKUP([.G150];[$'inventory-score'.C150:$'inventory-score'.D578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4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2"/>
          <table:table-cell table:formula="of:=VLOOKUP([.G151];[$'inventory-score'.C151:$'inventory-score'.D579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2"/>
          <table:table-cell table:formula="of:=VLOOKUP([.G152];[$'inventory-score'.C152:$'inventory-score'.D580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2"/>
          <table:table-cell table:formula="of:=VLOOKUP([.G153];[$'inventory-score'.C153:$'inventory-score'.D581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2"/>
          <table:table-cell table:formula="of:=VLOOKUP([.G154];[$'inventory-score'.C154:$'inventory-score'.D582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2"/>
          <table:table-cell table:formula="of:=VLOOKUP([.G155];[$'inventory-score'.C155:$'inventory-score'.D583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2"/>
          <table:table-cell table:formula="of:=VLOOKUP([.G156];[$'inventory-score'.C156:$'inventory-score'.D584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2"/>
          <table:table-cell table:formula="of:=VLOOKUP([.G157];[$'inventory-score'.C157:$'inventory-score'.D585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2"/>
          <table:table-cell table:formula="of:=VLOOKUP([.G158];[$'inventory-score'.C158:$'inventory-score'.D586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2"/>
          <table:table-cell table:formula="of:=VLOOKUP([.G159];[$'inventory-score'.C159:$'inventory-score'.D587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2"/>
          <table:table-cell table:formula="of:=VLOOKUP([.G160];[$'inventory-score'.C160:$'inventory-score'.D588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</text:p>
          </table:table-cell>
          <table:table-cell office:value-type="string" calcext:value-type="string">
            <text:p>Digital 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2"/>
          <table:table-cell table:formula="of:=VLOOKUP([.G161];[$'inventory-score'.C161:$'inventory-score'.D589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2"/>
          <table:table-cell table:formula="of:=VLOOKUP([.G162];[$'inventory-score'.C162:$'inventory-score'.D590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Digital DECstation 3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2"/>
          <table:table-cell table:formula="of:=VLOOKUP([.G163];[$'inventory-score'.C163:$'inventory-score'.D591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Iris Indigo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2"/>
          <table:table-cell table:formula="of:=VLOOKUP([.G164];[$'inventory-score'.C164:$'inventory-score'.D592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2"/>
          <table:table-cell table:formula="of:=VLOOKUP([.G165];[$'inventory-score'.C165:$'inventory-score'.D593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2"/>
          <table:table-cell table:formula="of:=VLOOKUP([.G166];[$'inventory-score'.C166:$'inventory-score'.D594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2"/>
          <table:table-cell table:formula="of:=VLOOKUP([.G167];[$'inventory-score'.C167:$'inventory-score'.D595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2"/>
          <table:table-cell table:formula="of:=VLOOKUP([.G168];[$'inventory-score'.C168:$'inventory-score'.D59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420</text:p>
          </table:table-cell>
          <table:table-cell office:value-type="string" calcext:value-type="string">
            <text:p>Digital 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2"/>
          <table:table-cell table:formula="of:=VLOOKUP([.G169];[$'inventory-score'.C169:$'inventory-score'.D597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2"/>
          <table:table-cell table:formula="of:=VLOOKUP([.G170];[$'inventory-score'.C170:$'inventory-score'.D598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2"/>
          <table:table-cell table:formula="of:=VLOOKUP([.G171];[$'inventory-score'.C171:$'inventory-score'.D599];2;0)" office:value-type="float" office:value="4" calcext:value-type="float">
            <text:p>4</text:p>
          </table:table-cell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Digital Alphaserver DS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2"/>
          <table:table-cell table:formula="of:=VLOOKUP([.G172];[$'inventory-score'.C172:$'inventory-score'.D600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2"/>
          <table:table-cell table:formula="of:=VLOOKUP([.G173];[$'inventory-score'.C173:$'inventory-score'.D601];2;0)"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7"/>
        </table:table-row>
        <table:table-row table:style-name="ro1">
          <table:table-cell table:formula="of:=COM.MICROSOFT.CONCAT([.E174];&quot; &quot;;[.F174])" office:value-type="string" office:string-value="Dynatech DPD-8-8 Dynapad Dynapac" calcext:value-type="string">
            <text:p>Dynatech DPD-8-8 Dynapad Dynapac</text:p>
          </table:table-cell>
          <table:table-cell table:content-validation-name="val2"/>
          <table:table-cell table:formula="of:=VLOOKUP([.G174];[$'inventory-score'.C174:$'inventory-score'.D602];2;0)" office:value-type="string" office:string-value="" calcext:value-type="error">
            <text:p>#N/A</text:p>
          </table:table-cell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X.25 PAD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  <table:table-cell table:number-columns-repeated="997"/>
        </table:table-row>
        <table:table-row table:style-name="ro1">
          <table:table-cell table:formula="of:=COM.MICROSOFT.CONCAT([.E175];&quot; &quot;;[.F175])" office:value-type="string" office:string-value="Epson GT-15000" calcext:value-type="string">
            <text:p>Epson GT-15000</text:p>
          </table:table-cell>
          <table:table-cell table:content-validation-name="val2"/>
          <table:table-cell table:formula="of:=VLOOKUP([.G175];[$'inventory-score'.C175:$'inventory-score'.D603];2;0)" office:value-type="float" office:value="5" calcext:value-type="float">
            <text:p>5</text:p>
          </table:table-cell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2"/>
          <table:table-cell table:formula="of:=VLOOKUP([.G176];[$'inventory-score'.C176:$'inventory-score'.D604];2;0)"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2"/>
          <table:table-cell table:formula="of:=VLOOKUP([.G177];[$'inventory-score'.C177:$'inventory-score'.D605];2;0)" office:value-type="float" office:value="5" calcext:value-type="float">
            <text:p>5</text:p>
          </table:table-cell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2"/>
          <table:table-cell table:formula="of:=VLOOKUP([.G178];[$'inventory-score'.C178:$'inventory-score'.D606];2;0)"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2"/>
          <table:table-cell table:formula="of:=VLOOKUP([.G179];[$'inventory-score'.C179:$'inventory-score'.D607];2;0)"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Amstrad/Schneider CPC-46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2"/>
          <table:table-cell table:formula="of:=VLOOKUP([.G180];[$'inventory-score'.C180:$'inventory-score'.D608];2;0)" office:value-type="float" office:value="5" calcext:value-type="float">
            <text:p>5</text:p>
          </table:table-cell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table:formula="of:=COM.MICROSOFT.CONCAT([.E181];&quot; &quot;;[.F181])" office:value-type="string" office:string-value="Friden ?" calcext:value-type="string">
            <text:p>Friden ?</text:p>
          </table:table-cell>
          <table:table-cell table:content-validation-name="val2"/>
          <table:table-cell table:formula="of:=VLOOKUP([.G181];[$'inventory-score'.C181:$'inventory-score'.D609];2;0)" office:value-type="float" office:value="5" calcext:value-type="float">
            <text:p>5</text:p>
          </table:table-cell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2"/>
          <table:table-cell table:formula="of:=VLOOKUP([.G182];[$'inventory-score'.C182:$'inventory-score'.D610];2;0)" office:value-type="float" office:value="5" calcext:value-type="float">
            <text:p>5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009"/>
        </table:table-row>
        <table:table-row table:style-name="ro1">
          <table:table-cell table:formula="of:=COM.MICROSOFT.CONCAT([.E183];&quot; &quot;;[.F183])" office:value-type="string" office:string-value="Friden SPD" calcext:value-type="string">
            <text:p>Friden SPD</text:p>
          </table:table-cell>
          <table:table-cell table:content-validation-name="val2"/>
          <table:table-cell table:formula="of:=VLOOKUP([.G183];[$'inventory-score'.C183:$'inventory-score'.D611];2;0)" office:value-type="string" office:string-value="" calcext:value-type="error">
            <text:p>#N/A</text:p>
          </table:table-cell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2"/>
          <table:table-cell table:formula="of:=VLOOKUP([.G184];[$'inventory-score'.C184:$'inventory-score'.D612];2;0)" office:value-type="float" office:value="5" calcext:value-type="float">
            <text:p>5</text:p>
          </table:table-cell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  <table:table-cell table:number-columns-repeated="997"/>
        </table:table-row>
        <table:table-row table:style-name="ro1">
          <table:table-cell table:formula="of:=COM.MICROSOFT.CONCAT([.E185];&quot; &quot;;[.F185])" office:value-type="string" office:string-value="Friden " calcext:value-type="string">
            <text:p>Friden </text:p>
          </table:table-cell>
          <table:table-cell table:content-validation-name="val2"/>
          <table:table-cell table:formula="of:=VLOOKUP([.G185];[$'inventory-score'.C185:$'inventory-score'.D613];2;0)" office:value-type="string" office:string-value="" calcext:value-type="error">
            <text:p>#N/A</text:p>
          </table:table-cell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table:formula="of:=COM.MICROSOFT.CONCAT([.E186];&quot; &quot;;[.F186])" office:value-type="string" office:string-value="Friden " calcext:value-type="string">
            <text:p>Friden </text:p>
          </table:table-cell>
          <table:table-cell table:content-validation-name="val2"/>
          <table:table-cell table:formula="of:=VLOOKUP([.G186];[$'inventory-score'.C186:$'inventory-score'.D614];2;0)" office:value-type="string" office:string-value="" calcext:value-type="error">
            <text:p>#N/A</text:p>
          </table:table-cell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2"/>
          <table:table-cell table:formula="of:=VLOOKUP([.G187];[$'inventory-score'.C187:$'inventory-score'.D615];2;0)"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Olimarck TOP 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2"/>
          <table:table-cell table:formula="of:=VLOOKUP([.G188];[$'inventory-score'.C188:$'inventory-score'.D616];2;0)"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2"/>
          <table:table-cell table:formula="of:=VLOOKUP([.G189];[$'inventory-score'.C189:$'inventory-score'.D617];2;0)"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2"/>
          <table:table-cell table:formula="of:=VLOOKUP([.G190];[$'inventory-score'.C190:$'inventory-score'.D618];2;0)"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2"/>
          <table:table-cell table:formula="of:=VLOOKUP([.G191];[$'inventory-score'.C191:$'inventory-score'.D619];2;0)"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2"/>
          <table:table-cell table:formula="of:=VLOOKUP([.G192];[$'inventory-score'.C192:$'inventory-score'.D620];2;0)"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"/>
          <table:table-cell office:value-type="string" calcext:value-type="string">
            <text:p>Bestand:Hardware Yodobashi Formula1 picture.JPG</text:p>
          </table:table-cell>
          <table:table-cell table:number-columns-repeated="997"/>
        </table:table-row>
        <table:table-row table:style-name="ro1">
          <table:table-cell table:formula="of:=COM.MICROSOFT.CONCAT([.E193];&quot; &quot;;[.F193])" office:value-type="string" office:string-value="Fujitsu fi6231" calcext:value-type="string">
            <text:p>Fujitsu fi6231</text:p>
          </table:table-cell>
          <table:table-cell table:content-validation-name="val2"/>
          <table:table-cell table:formula="of:=VLOOKUP([.G193];[$'inventory-score'.C193:$'inventory-score'.D621];2;0)"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1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DEREP picture.JPG</text:p>
          </table:table-cell>
          <table:table-cell table:number-columns-repeated="997"/>
        </table:table-row>
        <table:table-row table:style-name="ro1">
          <table:table-cell table:formula="of:=COM.MICROSOFT.CONCAT([.E194];&quot; &quot;;[.F194])" office:value-type="string" office:string-value="Fujitsu fi6232" calcext:value-type="string">
            <text:p>Fujitsu fi6232</text:p>
          </table:table-cell>
          <table:table-cell table:content-validation-name="val2"/>
          <table:table-cell table:formula="of:=VLOOKUP([.G194];[$'inventory-score'.C194:$'inventory-score'.D622];2;0)"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2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Indy (2) picture.JPG</text:p>
          </table:table-cell>
          <table:table-cell table:number-columns-repeated="997"/>
        </table:table-row>
        <table:table-row table:style-name="ro1">
          <table:table-cell table:formula="of:=COM.MICROSOFT.CONCAT([.E195];&quot; &quot;;[.F195])" office:value-type="string" office:string-value="Fujitsu fi6233" calcext:value-type="string">
            <text:p>Fujitsu fi6233</text:p>
          </table:table-cell>
          <table:table-cell table:content-validation-name="val2"/>
          <table:table-cell table:formula="of:=VLOOKUP([.G195];[$'inventory-score'.C195:$'inventory-score'.D623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3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2"/>
          <table:table-cell table:formula="of:=VLOOKUP([.G196];[$'inventory-score'.C196:$'inventory-score'.D624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0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  <table:table-cell table:number-columns-repeated="997"/>
        </table:table-row>
        <table:table-row table:style-name="ro1">
          <table:table-cell table:formula="of:=COM.MICROSOFT.CONCAT([.E197];&quot; &quot;;[.F197])" office:value-type="string" office:string-value="GP Industrial Electronics Ltd. XR16 Production Programmer" calcext:value-type="string">
            <text:p>GP Industrial Electronics Ltd. XR16 Production Programmer</text:p>
          </table:table-cell>
          <table:table-cell table:content-validation-name="val2"/>
          <table:table-cell table:formula="of:=VLOOKUP([.G197];[$'inventory-score'.C197:$'inventory-score'.D625];2;0)" office:value-type="string" office:string-value="" calcext:value-type="error">
            <text:p>#N/A</text:p>
          </table:table-cell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2"/>
          <table:table-cell table:formula="of:=VLOOKUP([.G198];[$'inventory-score'.C198:$'inventory-score'.D62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7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2"/>
          <table:table-cell table:formula="of:=VLOOKUP([.G199];[$'inventory-score'.C199:$'inventory-score'.D627];2;0)" office:value-type="string" office:string-value="" calcext:value-type="error">
            <text:p>#N/A</text:p>
          </table:table-cell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SGI Origin 2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2"/>
          <table:table-cell table:formula="of:=VLOOKUP([.G200];[$'inventory-score'.C200:$'inventory-score'.D628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2"/>
          <table:table-cell table:formula="of:=VLOOKUP([.G201];[$'inventory-score'.C201:$'inventory-score'.D629];2;0)" office:value-type="string" office:string-value="" calcext:value-type="error">
            <text:p>#N/A</text:p>
          </table:table-cell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2"/>
          <table:table-cell table:formula="of:=VLOOKUP([.G202];[$'inventory-score'.C202:$'inventory-score'.D630];2;0)"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2"/>
          <table:table-cell table:formula="of:=VLOOKUP([.G203];[$'inventory-score'.C203:$'inventory-score'.D631];2;0)"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2"/>
          <table:table-cell table:formula="of:=VLOOKUP([.G204];[$'inventory-score'.C204:$'inventory-score'.D632];2;0)" office:value-type="string" office:string-value="" calcext:value-type="error">
            <text:p>#N/A</text:p>
          </table:table-cell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9"/>
          <table:table-cell office:value-type="string" calcext:value-type="string">
            <text:p>Bestand:Hardware Amstrad PPC6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2"/>
          <table:table-cell table:formula="of:=VLOOKUP([.G205];[$'inventory-score'.C205:$'inventory-score'.D633];2;0)"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2"/>
          <table:table-cell table:formula="of:=VLOOKUP([.G206];[$'inventory-score'.C206:$'inventory-score'.D634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9"/>
          <table:table-cell office:value-type="string" calcext:value-type="string">
            <text:p>Bestand:Hardware Epson PX-8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2"/>
          <table:table-cell table:formula="of:=VLOOKUP([.G207];[$'inventory-score'.C207:$'inventory-score'.D63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harp MZ-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2"/>
          <table:table-cell table:formula="of:=VLOOKUP([.G208];[$'inventory-score'.C208:$'inventory-score'.D63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Correspondent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2"/>
          <table:table-cell table:formula="of:=VLOOKUP([.G209];[$'inventory-score'.C209:$'inventory-score'.D637];2;0)" office:value-type="string" office:string-value="" calcext:value-type="error">
            <text:p>#N/A</text:p>
          </table:table-cell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2"/>
          <table:table-cell table:formula="of:=VLOOKUP([.G210];[$'inventory-score'.C210:$'inventory-score'.D638];2;0)" office:value-type="string" office:string-value="" calcext:value-type="error">
            <text:p>#N/A</text:p>
          </table:table-cell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Challenge S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2"/>
          <table:table-cell table:formula="of:=VLOOKUP([.G211];[$'inventory-score'.C211:$'inventory-score'.D639];2;0)" office:value-type="string" office:string-value="" calcext:value-type="error">
            <text:p>#N/A</text:p>
          </table:table-cell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6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2"/>
          <table:table-cell table:formula="of:=VLOOKUP([.G212];[$'inventory-score'.C212:$'inventory-score'.D640];2;0)"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2"/>
          <table:table-cell table:formula="of:=VLOOKUP([.G213];[$'inventory-score'.C213:$'inventory-score'.D64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2"/>
          <table:table-cell table:formula="of:=VLOOKUP([.G214];[$'inventory-score'.C214:$'inventory-score'.D64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Philips 50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2"/>
          <table:table-cell table:formula="of:=VLOOKUP([.G215];[$'inventory-score'.C215:$'inventory-score'.D643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miga 2000 (2) picture.JPG</text:p>
          </table:table-cell>
          <table:table-cell table:number-columns-repeated="997"/>
        </table:table-row>
        <table:table-row table:style-name="ro1">
          <table:table-cell table:formula="of:=COM.MICROSOFT.CONCAT([.E216];&quot; &quot;;[.F216])" office:value-type="string" office:string-value="HP 45849A" calcext:value-type="string">
            <text:p>HP 45849A</text:p>
          </table:table-cell>
          <table:table-cell table:content-validation-name="val2"/>
          <table:table-cell table:formula="of:=VLOOKUP([.G216];[$'inventory-score'.C216:$'inventory-score'.D644];2;0)" office:value-type="string" office:string-value="" calcext:value-type="error">
            <text:p>#N/A</text:p>
          </table:table-cell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HP 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miga 2000 (1) picture.JPG</text:p>
          </table:table-cell>
          <table:table-cell table:number-columns-repeated="997"/>
        </table:table-row>
        <table:table-row table:style-name="ro1">
          <table:table-cell table:formula="of:=COM.MICROSOFT.CONCAT([.E217];&quot; &quot;;[.F217])" office:value-type="string" office:string-value="HP 700/96" calcext:value-type="string">
            <text:p>HP 700/96</text:p>
          </table:table-cell>
          <table:table-cell table:content-validation-name="val2"/>
          <table:table-cell table:formula="of:=VLOOKUP([.G217];[$'inventory-score'.C217:$'inventory-score'.D645];2;0)" office:value-type="string" office:string-value="" calcext:value-type="error">
            <text:p>#N/A</text:p>
          </table:table-cell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  <table:table-cell table:number-columns-repeated="997"/>
        </table:table-row>
        <table:table-row table:style-name="ro1">
          <table:table-cell table:formula="of:=COM.MICROSOFT.CONCAT([.E218];&quot; &quot;;[.F218])" office:value-type="string" office:string-value="HP 7550 PLUS" calcext:value-type="string">
            <text:p>HP 7550 PLUS</text:p>
          </table:table-cell>
          <table:table-cell table:content-validation-name="val2"/>
          <table:table-cell table:formula="of:=VLOOKUP([.G218];[$'inventory-score'.C218:$'inventory-score'.D646];2;0)" office:value-type="string" office:string-value="" calcext:value-type="error">
            <text:p>#N/A</text:p>
          </table:table-cell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 office:value-type="string" calcext:value-type="string">
            <text:p>HP 7550</text:p>
          </table:table-cell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2"/>
          <table:table-cell table:formula="of:=VLOOKUP([.G219];[$'inventory-score'.C219:$'inventory-score'.D64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  <table:table-cell table:number-columns-repeated="997"/>
        </table:table-row>
        <table:table-row table:style-name="ro1">
          <table:table-cell table:formula="of:=COM.MICROSOFT.CONCAT([.E220];&quot; &quot;;[.F220])" office:value-type="string" office:string-value="HP 83A" calcext:value-type="string">
            <text:p>HP 83A</text:p>
          </table:table-cell>
          <table:table-cell table:content-validation-name="val2"/>
          <table:table-cell table:formula="of:=VLOOKUP([.G220];[$'inventory-score'.C220:$'inventory-score'.D648];2;0)" office:value-type="string" office:string-value="" calcext:value-type="error">
            <text:p>#N/A</text:p>
          </table:table-cell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2"/>
          <table:table-cell table:formula="of:=VLOOKUP([.G221];[$'inventory-score'.C221:$'inventory-score'.D649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Friden Computyper SW10 picture.JPG</text:p>
          </table:table-cell>
          <table:table-cell table:number-columns-repeated="997"/>
        </table:table-row>
        <table:table-row table:style-name="ro1">
          <table:table-cell table:formula="of:=COM.MICROSOFT.CONCAT([.E222];&quot; &quot;;[.F222])" office:value-type="string" office:string-value="HP 85B" calcext:value-type="string">
            <text:p>HP 85B</text:p>
          </table:table-cell>
          <table:table-cell table:content-validation-name="val2"/>
          <table:table-cell table:formula="of:=VLOOKUP([.G222];[$'inventory-score'.C222:$'inventory-score'.D650];2;0)" office:value-type="string" office:string-value="" calcext:value-type="error">
            <text:p>#N/A</text:p>
          </table:table-cell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Keyboard missing</text:p>
          </table:table-cell>
          <table:table-cell table:number-columns-repeated="13"/>
          <table:table-cell office:value-type="string" calcext:value-type="string">
            <text:p>Bestand:Hardware Comterm Polytel picture.JPG</text:p>
          </table:table-cell>
          <table:table-cell table:number-columns-repeated="997"/>
        </table:table-row>
        <table:table-row table:style-name="ro1">
          <table:table-cell table:formula="of:=COM.MICROSOFT.CONCAT([.E223];&quot; &quot;;[.F223])" office:value-type="string" office:string-value="HP 85B" calcext:value-type="string">
            <text:p>HP 85B</text:p>
          </table:table-cell>
          <table:table-cell table:content-validation-name="val2"/>
          <table:table-cell table:formula="of:=VLOOKUP([.G223];[$'inventory-score'.C223:$'inventory-score'.D651];2;0)" office:value-type="string" office:string-value="" calcext:value-type="error">
            <text:p>#N/A</text:p>
          </table:table-cell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2"/>
          <table:table-cell table:formula="of:=VLOOKUP([.G224];[$'inventory-score'.C224:$'inventory-score'.D65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1007"/>
        </table:table-row>
        <table:table-row table:style-name="ro1">
          <table:table-cell table:formula="of:=COM.MICROSOFT.CONCAT([.E225];&quot; &quot;;[.F225])" office:value-type="string" office:string-value="HP 9121D" calcext:value-type="string">
            <text:p>HP 9121D</text:p>
          </table:table-cell>
          <table:table-cell table:content-validation-name="val2"/>
          <table:table-cell table:formula="of:=VLOOKUP([.G225];[$'inventory-score'.C225:$'inventory-score'.D653];2;0)" office:value-type="string" office:string-value="" calcext:value-type="error">
            <text:p>#N/A</text:p>
          </table:table-cell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 (dual)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harp CE-12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2"/>
          <table:table-cell table:formula="of:=VLOOKUP([.G226];[$'inventory-score'.C226:$'inventory-score'.D654];2;0)" office:value-type="string" office:string-value="" calcext:value-type="error">
            <text:p>#N/A</text:p>
          </table:table-cell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Lear Siegler ADM 3A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2"/>
          <table:table-cell table:formula="of:=VLOOKUP([.G227];[$'inventory-score'.C227:$'inventory-score'.D65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Motorola Powersta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2"/>
          <table:table-cell table:formula="of:=VLOOKUP([.G228];[$'inventory-score'.C228:$'inventory-score'.D65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2"/>
          <table:table-cell table:formula="of:=VLOOKUP([.G229];[$'inventory-score'.C229:$'inventory-score'.D65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7"/>
        </table:table-row>
        <table:table-row table:style-name="ro1">
          <table:table-cell table:formula="of:=COM.MICROSOFT.CONCAT([.E230];&quot; &quot;;[.F230])" office:value-type="string" office:string-value="HP 9153A" calcext:value-type="string">
            <text:p>HP 9153A</text:p>
          </table:table-cell>
          <table:table-cell table:content-validation-name="val2"/>
          <table:table-cell table:formula="of:=VLOOKUP([.G230];[$'inventory-score'.C230:$'inventory-score'.D658];2;0)" office:value-type="string" office:string-value="" calcext:value-type="error">
            <text:p>#N/A</text:p>
          </table:table-cell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2"/>
          <table:table-cell table:formula="of:=VLOOKUP([.G231];[$'inventory-score'.C231:$'inventory-score'.D659];2;0)" office:value-type="string" office:string-value="" calcext:value-type="error">
            <text:p>#N/A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2"/>
          <table:table-cell table:formula="of:=VLOOKUP([.G232];[$'inventory-score'.C232:$'inventory-score'.D660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10"/>
          <table:table-cell office:value-type="string" calcext:value-type="string">
            <text:p>Bestand:Hardware SGI 1600SW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2"/>
          <table:table-cell table:formula="of:=VLOOKUP([.G233];[$'inventory-score'.C233:$'inventory-score'.D66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2"/>
          <table:table-cell table:formula="of:=VLOOKUP([.G234];[$'inventory-score'.C234:$'inventory-score'.D66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9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2"/>
          <table:table-cell table:formula="of:=VLOOKUP([.G235];[$'inventory-score'.C235:$'inventory-score'.D663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2"/>
          <table:table-cell table:formula="of:=VLOOKUP([.G236];[$'inventory-score'.C236:$'inventory-score'.D664];2;0)" office:value-type="string" office:string-value="" calcext:value-type="error">
            <text:p>#N/A</text:p>
          </table:table-cell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  <table:table-cell table:number-columns-repeated="997"/>
        </table:table-row>
        <table:table-row table:style-name="ro1">
          <table:table-cell table:formula="of:=COM.MICROSOFT.CONCAT([.E237];&quot; &quot;;[.F237])" office:value-type="string" office:string-value="HP C5686B/Q1553A" calcext:value-type="string">
            <text:p>HP C5686B/Q1553A</text:p>
          </table:table-cell>
          <table:table-cell table:content-validation-name="val2"/>
          <table:table-cell table:formula="of:=VLOOKUP([.G237];[$'inventory-score'.C237:$'inventory-score'.D665];2;0)" office:value-type="string" office:string-value="" calcext:value-type="error">
            <text:p>#N/A</text:p>
          </table:table-cell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Selectri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2"/>
          <table:table-cell table:formula="of:=VLOOKUP([.G238];[$'inventory-score'.C238:$'inventory-score'.D66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Acorn Electr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2"/>
          <table:table-cell table:formula="of:=VLOOKUP([.G239];[$'inventory-score'.C239:$'inventory-score'.D66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2"/>
          <table:table-cell table:formula="of:=VLOOKUP([.G240];[$'inventory-score'.C240:$'inventory-score'.D668];2;0)" office:value-type="string" office:string-value="" calcext:value-type="error">
            <text:p>#N/A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7"/>
        </table:table-row>
        <table:table-row table:style-name="ro1">
          <table:table-cell table:formula="of:=COM.MICROSOFT.CONCAT([.E241];&quot; &quot;;[.F241])" office:value-type="string" office:string-value="HP xw6600" calcext:value-type="string">
            <text:p>HP xw6600</text:p>
          </table:table-cell>
          <table:table-cell table:content-validation-name="val2"/>
          <table:table-cell table:formula="of:=VLOOKUP([.G241];[$'inventory-score'.C241:$'inventory-score'.D669];2;0)" office:value-type="string" office:string-value="" calcext:value-type="error">
            <text:p>#N/A</text:p>
          </table:table-cell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  <table:table-cell table:number-columns-repeated="997"/>
        </table:table-row>
        <table:table-row table:style-name="ro1">
          <table:table-cell table:formula="of:=COM.MICROSOFT.CONCAT([.E242];&quot; &quot;;[.F242])" office:value-type="string" office:string-value="HP " calcext:value-type="string">
            <text:p>HP </text:p>
          </table:table-cell>
          <table:table-cell table:content-validation-name="val2"/>
          <table:table-cell table:formula="of:=VLOOKUP([.G242];[$'inventory-score'.C242:$'inventory-score'.D670];2;0)" office:value-type="string" office:string-value="" calcext:value-type="error">
            <text:p>#N/A</text:p>
          </table:table-cell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2"/>
          <table:table-cell table:formula="of:=VLOOKUP([.G243];[$'inventory-score'.C243:$'inventory-score'.D671];2;0)" office:value-type="string" office:string-value="" calcext:value-type="error">
            <text:p>#N/A</text:p>
          </table:table-cell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011"/>
        </table:table-row>
        <table:table-row table:style-name="ro1">
          <table:table-cell table:formula="of:=COM.MICROSOFT.CONCAT([.E244];&quot; &quot;;[.F244])" office:value-type="string" office:string-value="IBM 6154" calcext:value-type="string">
            <text:p>IBM 6154</text:p>
          </table:table-cell>
          <table:table-cell table:content-validation-name="val2"/>
          <table:table-cell table:formula="of:=VLOOKUP([.G244];[$'inventory-score'.C244:$'inventory-score'.D672];2;0)" office:value-type="string" office:string-value="" calcext:value-type="error">
            <text:p>#N/A</text:p>
          </table:table-cell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table:formula="of:=COM.MICROSOFT.CONCAT([.E245];&quot; &quot;;[.F245])" office:value-type="string" office:string-value="IBM 6360" calcext:value-type="string">
            <text:p>IBM 6360</text:p>
          </table:table-cell>
          <table:table-cell table:content-validation-name="val2"/>
          <table:table-cell table:formula="of:=VLOOKUP([.G245];[$'inventory-score'.C245:$'inventory-score'.D673];2;0)" office:value-type="string" office:string-value="" calcext:value-type="error">
            <text:p>#N/A</text:p>
          </table:table-cell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acsimski</text:p>
          </table:table-cell>
          <table:table-cell table:number-columns-repeated="14"/>
          <table:table-cell office:value-type="string" calcext:value-type="string">
            <text:p>Bestand:Hardware Olivetti M111 picture.JPG</text:p>
          </table:table-cell>
          <table:table-cell table:number-columns-repeated="997"/>
        </table:table-row>
        <table:table-row table:style-name="ro1">
          <table:table-cell table:formula="of:=COM.MICROSOFT.CONCAT([.E246];&quot; &quot;;[.F246])" office:value-type="string" office:string-value="IBM 6360" calcext:value-type="string">
            <text:p>IBM 6360</text:p>
          </table:table-cell>
          <table:table-cell table:content-validation-name="val2"/>
          <table:table-cell table:formula="of:=VLOOKUP([.G246];[$'inventory-score'.C246:$'inventory-score'.D674];2;0)" office:value-type="string" office:string-value="" calcext:value-type="error">
            <text:p>#N/A</text:p>
          </table:table-cell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  <table:table-cell table:number-columns-repeated="997"/>
        </table:table-row>
        <table:table-row table:style-name="ro1">
          <table:table-cell table:formula="of:=COM.MICROSOFT.CONCAT([.E247];&quot; &quot;;[.F247])" office:value-type="string" office:string-value="IBM 6580" calcext:value-type="string">
            <text:p>IBM 6580</text:p>
          </table:table-cell>
          <table:table-cell table:content-validation-name="val2"/>
          <table:table-cell table:formula="of:=VLOOKUP([.G247];[$'inventory-score'.C247:$'inventory-score'.D675];2;0)" office:value-type="string" office:string-value="" calcext:value-type="error">
            <text:p>#N/A</text:p>
          </table:table-cell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2"/>
          <table:table-cell table:formula="of:=VLOOKUP([.G248];[$'inventory-score'.C248:$'inventory-score'.D67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2"/>
          <table:table-cell table:formula="of:=VLOOKUP([.G249];[$'inventory-score'.C249:$'inventory-score'.D67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2"/>
          <table:table-cell table:formula="of:=VLOOKUP([.G250];[$'inventory-score'.C250:$'inventory-score'.D678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2"/>
          <table:table-cell table:formula="of:=VLOOKUP([.G251];[$'inventory-score'.C251:$'inventory-score'.D679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ear Siegler ADM 3A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2"/>
          <table:table-cell table:formula="of:=VLOOKUP([.G252];[$'inventory-score'.C252:$'inventory-score'.D680];2;0)" office:value-type="string" office:string-value="" calcext:value-type="error">
            <text:p>#N/A</text:p>
          </table:table-cell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2"/>
          <table:table-cell table:formula="of:=VLOOKUP([.G253];[$'inventory-score'.C253:$'inventory-score'.D68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2"/>
          <table:table-cell table:formula="of:=VLOOKUP([.G254];[$'inventory-score'.C254:$'inventory-score'.D68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DEC 3000 model 300X picture.JPG</text:p>
          </table:table-cell>
          <table:table-cell table:number-columns-repeated="997"/>
        </table:table-row>
        <table:table-row table:style-name="ro1">
          <table:table-cell table:formula="of:=COM.MICROSOFT.CONCAT([.E255];&quot; &quot;;[.F255])" office:value-type="string" office:string-value="IBM 8530-021" calcext:value-type="string">
            <text:p>IBM 8530-021</text:p>
          </table:table-cell>
          <table:table-cell table:content-validation-name="val2"/>
          <table:table-cell table:formula="of:=VLOOKUP([.G255];[$'inventory-score'.C255:$'inventory-score'.D683];2;0)" office:value-type="string" office:string-value="" calcext:value-type="error">
            <text:p>#N/A</text:p>
          </table:table-cell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  <table:table-cell table:number-columns-repeated="997"/>
        </table:table-row>
        <table:table-row table:style-name="ro1">
          <table:table-cell table:formula="of:=COM.MICROSOFT.CONCAT([.E256];&quot; &quot;;[.F256])" office:value-type="string" office:string-value="IBM 8573-061" calcext:value-type="string">
            <text:p>IBM 8573-061</text:p>
          </table:table-cell>
          <table:table-cell table:content-validation-name="val2"/>
          <table:table-cell table:formula="of:=VLOOKUP([.G256];[$'inventory-score'.C256:$'inventory-score'.D684];2;0)" office:value-type="string" office:string-value="" calcext:value-type="error">
            <text:p>#N/A</text:p>
          </table:table-cell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inclair Spectrum picture.JPG</text:p>
          </table:table-cell>
          <table:table-cell table:number-columns-repeated="997"/>
        </table:table-row>
        <table:table-row table:style-name="ro1">
          <table:table-cell table:formula="of:=COM.MICROSOFT.CONCAT([.E257];&quot; &quot;;[.F257])" office:value-type="string" office:string-value="IBM 9331 011" calcext:value-type="string">
            <text:p>IBM 9331 011</text:p>
          </table:table-cell>
          <table:table-cell table:content-validation-name="val2"/>
          <table:table-cell table:formula="of:=VLOOKUP([.G257];[$'inventory-score'.C257:$'inventory-score'.D685];2;0)" office:value-type="string" office:string-value="" calcext:value-type="error">
            <text:p>#N/A</text:p>
          </table:table-cell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table:formula="of:=COM.MICROSOFT.CONCAT([.E258];&quot; &quot;;[.F258])" office:value-type="string" office:string-value="IBM DM12N502" calcext:value-type="string">
            <text:p>IBM DM12N502</text:p>
          </table:table-cell>
          <table:table-cell table:content-validation-name="val2"/>
          <table:table-cell table:formula="of:=VLOOKUP([.G258];[$'inventory-score'.C258:$'inventory-score'.D686];2;0)" office:value-type="string" office:string-value="" calcext:value-type="error">
            <text:p>#N/A</text:p>
          </table:table-cell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2"/>
          <table:table-cell table:formula="of:=VLOOKUP([.G259];[$'inventory-score'.C259:$'inventory-score'.D687];2;0)" office:value-type="string" office:string-value="" calcext:value-type="error">
            <text:p>#N/A</text:p>
          </table:table-cell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2"/>
          <table:table-cell table:formula="of:=VLOOKUP([.G260];[$'inventory-score'.C260:$'inventory-score'.D688];2;0)"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2"/>
          <table:table-cell table:formula="of:=VLOOKUP([.G261];[$'inventory-score'.C261:$'inventory-score'.D689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2"/>
          <table:table-cell table:formula="of:=VLOOKUP([.G262];[$'inventory-score'.C262:$'inventory-score'.D690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2"/>
          <table:table-cell table:formula="of:=VLOOKUP([.G263];[$'inventory-score'.C263:$'inventory-score'.D69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2"/>
          <table:table-cell table:formula="of:=VLOOKUP([.G264];[$'inventory-score'.C264:$'inventory-score'.D69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2"/>
          <table:table-cell table:formula="of:=VLOOKUP([.G265];[$'inventory-score'.C265:$'inventory-score'.D693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2"/>
          <table:table-cell table:formula="of:=VLOOKUP([.G266];[$'inventory-score'.C266:$'inventory-score'.D694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2"/>
          <table:table-cell table:formula="of:=VLOOKUP([.G267];[$'inventory-score'.C267:$'inventory-score'.D69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2"/>
          <table:table-cell table:formula="of:=VLOOKUP([.G268];[$'inventory-score'.C268:$'inventory-score'.D69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SGI 3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2"/>
          <table:table-cell table:formula="of:=VLOOKUP([.G269];[$'inventory-score'.C269:$'inventory-score'.D69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2"/>
          <table:table-cell table:formula="of:=VLOOKUP([.G270];[$'inventory-score'.C270:$'inventory-score'.D698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Tandy TRS-80 Model 200 picture.JPG</text:p>
          </table:table-cell>
          <table:table-cell table:number-columns-repeated="997"/>
        </table:table-row>
        <table:table-row table:style-name="ro1">
          <table:table-cell table:formula="of:=COM.MICROSOFT.CONCAT([.E271];&quot; &quot;;[.F271])" office:value-type="string" office:string-value="IBM " calcext:value-type="string">
            <text:p>IBM </text:p>
          </table:table-cell>
          <table:table-cell table:content-validation-name="val2"/>
          <table:table-cell table:formula="of:=VLOOKUP([.G271];[$'inventory-score'.C271:$'inventory-score'.D699];2;0)" office:value-type="string" office:string-value="" calcext:value-type="error">
            <text:p>#N/A</text:p>
          </table:table-cell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4"/>
          <table:table-cell office:value-type="string" calcext:value-type="string">
            <text:p>Bestand:Hardware Digital DEChub 9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2"/>
          <table:table-cell table:formula="of:=VLOOKUP([.G272];[$'inventory-score'.C272:$'inventory-score'.D700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7"/>
        </table:table-row>
        <table:table-row table:style-name="ro1">
          <table:table-cell table:formula="of:=COM.MICROSOFT.CONCAT([.E273];&quot; &quot;;[.F273])" office:value-type="string" office:string-value="ICL OPD" calcext:value-type="string">
            <text:p>ICL OPD</text:p>
          </table:table-cell>
          <table:table-cell table:content-validation-name="val2"/>
          <table:table-cell table:formula="of:=VLOOKUP([.G273];[$'inventory-score'.C273:$'inventory-score'.D701];2;0)" office:value-type="string" office:string-value="" calcext:value-type="error">
            <text:p>#N/A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2"/>
          <table:table-cell table:formula="of:=VLOOKUP([.G274];[$'inventory-score'.C274:$'inventory-score'.D702];2;0)" office:value-type="string" office:string-value="" calcext:value-type="error">
            <text:p>#N/A</text:p>
          </table:table-cell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9"/>
          <table:table-cell office:value-type="string" calcext:value-type="string">
            <text:p>Bestand:Hardware Olivetti Quaderno picture.JPG</text:p>
          </table:table-cell>
          <table:table-cell table:number-columns-repeated="997"/>
        </table:table-row>
        <table:table-row table:style-name="ro1">
          <table:table-cell table:formula="of:=COM.MICROSOFT.CONCAT([.E275];&quot; &quot;;[.F275])" office:value-type="string" office:string-value="International Computers Limited (ICL) N/A" calcext:value-type="string">
            <text:p>International Computers Limited (ICL) N/A</text:p>
          </table:table-cell>
          <table:table-cell table:content-validation-name="val2"/>
          <table:table-cell table:formula="of:=VLOOKUP([.G275];[$'inventory-score'.C275:$'inventory-score'.D703];2;0)" office:value-type="string" office:string-value="" calcext:value-type="error">
            <text:p>#N/A</text:p>
          </table:table-cell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ope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2"/>
          <table:table-cell table:formula="of:=VLOOKUP([.G276];[$'inventory-score'.C276:$'inventory-score'.D704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8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2"/>
          <table:table-cell table:formula="of:=VLOOKUP([.G277];[$'inventory-score'.C277:$'inventory-score'.D70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2"/>
          <table:table-cell table:formula="of:=VLOOKUP([.G278];[$'inventory-score'.C278:$'inventory-score'.D70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2"/>
          <table:table-cell table:formula="of:=VLOOKUP([.G279];[$'inventory-score'.C279:$'inventory-score'.D707];2;0)" office:value-type="float" office:value="5" calcext:value-type="float">
            <text:p>5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2"/>
          <table:table-cell table:formula="of:=VLOOKUP([.G280];[$'inventory-score'.C280:$'inventory-score'.D708];2;0)" office:value-type="string" office:string-value="" calcext:value-type="error">
            <text:p>#N/A</text:p>
          </table:table-cell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2"/>
          <table:table-cell table:formula="of:=VLOOKUP([.G281];[$'inventory-score'.C281:$'inventory-score'.D709];2;0)" office:value-type="string" office:string-value="" calcext:value-type="error">
            <text:p>#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2"/>
          <table:table-cell table:formula="of:=VLOOKUP([.G282];[$'inventory-score'.C282:$'inventory-score'.D710];2;0)"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2"/>
          <table:table-cell table:formula="of:=VLOOKUP([.G283];[$'inventory-score'.C283:$'inventory-score'.D711];2;0)"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mate II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2"/>
          <table:table-cell table:formula="of:=VLOOKUP([.G284];[$'inventory-score'.C284:$'inventory-score'.D71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2"/>
          <table:table-cell table:formula="of:=VLOOKUP([.G285];[$'inventory-score'.C285:$'inventory-score'.D713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2"/>
          <table:table-cell table:formula="of:=VLOOKUP([.G286];[$'inventory-score'.C286:$'inventory-score'.D714];2;0)" office:value-type="string" office:string-value="" calcext:value-type="error">
            <text:p>#N/A</text:p>
          </table:table-cell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  <table:table-cell table:number-columns-repeated="997"/>
        </table:table-row>
        <table:table-row table:style-name="ro1">
          <table:table-cell table:formula="of:=COM.MICROSOFT.CONCAT([.E287];&quot; &quot;;[.F287])" office:value-type="string" office:string-value="LG E2441TX" calcext:value-type="string">
            <text:p>LG E2441TX</text:p>
          </table:table-cell>
          <table:table-cell table:content-validation-name="val2"/>
          <table:table-cell table:formula="of:=VLOOKUP([.G287];[$'inventory-score'.C287:$'inventory-score'.D715];2;0)" office:value-type="string" office:string-value="" calcext:value-type="error">
            <text:p>#N/A</text:p>
          </table:table-cell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2"/>
          <table:table-cell table:formula="of:=VLOOKUP([.G288];[$'inventory-score'.C288:$'inventory-score'.D71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7"/>
        </table:table-row>
        <table:table-row table:style-name="ro1">
          <table:table-cell table:formula="of:=COM.MICROSOFT.CONCAT([.E289];&quot; &quot;;[.F289])" office:value-type="string" office:string-value="Livingston Enterprises Inc. PortMaster 2e / PM2E" calcext:value-type="string">
            <text:p>Livingston Enterprises Inc. PortMaster 2e / PM2E</text:p>
          </table:table-cell>
          <table:table-cell table:content-validation-name="val2"/>
          <table:table-cell table:formula="of:=VLOOKUP([.G289];[$'inventory-score'.C289:$'inventory-score'.D717];2;0)" office:value-type="string" office:string-value="" calcext:value-type="error">
            <text:p>#N/A</text:p>
          </table:table-cell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table:formula="of:=COM.MICROSOFT.CONCAT([.E290];&quot; &quot;;[.F290])" office:value-type="string" office:string-value="Livingston Enterprises Inc. PortMaster 2e / PM2Ei" calcext:value-type="string">
            <text:p>Livingston Enterprises Inc. PortMaster 2e / PM2Ei</text:p>
          </table:table-cell>
          <table:table-cell table:content-validation-name="val2"/>
          <table:table-cell table:formula="of:=VLOOKUP([.G290];[$'inventory-score'.C290:$'inventory-score'.D718];2;0)" office:value-type="string" office:string-value="" calcext:value-type="error">
            <text:p>#N/A</text:p>
          </table:table-cell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livetti M19 picture.JPG</text:p>
          </table:table-cell>
          <table:table-cell table:number-columns-repeated="997"/>
        </table:table-row>
        <table:table-row table:style-name="ro1">
          <table:table-cell table:formula="of:=COM.MICROSOFT.CONCAT([.E291];&quot; &quot;;[.F291])" office:value-type="string" office:string-value="Livingston Enterprises Inc. PortMaster ISDN Office Router (OR-ST)" calcext:value-type="string">
            <text:p>Livingston Enterprises Inc. PortMaster ISDN Office Router (OR-ST)</text:p>
          </table:table-cell>
          <table:table-cell table:content-validation-name="val2"/>
          <table:table-cell table:formula="of:=VLOOKUP([.G291];[$'inventory-score'.C291:$'inventory-score'.D719];2;0)" office:value-type="string" office:string-value="" calcext:value-type="error">
            <text:p>#N/A</text:p>
          </table:table-cell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table:formula="of:=COM.MICROSOFT.CONCAT([.E292];&quot; &quot;;[.F292])" office:value-type="string" office:string-value="Livingston Enterprises Inc. PortMaster Sychronous Office Router (OR-HS)" calcext:value-type="string">
            <text:p>Livingston Enterprises Inc. PortMaster Sychronous Office Router (OR-HS)</text:p>
          </table:table-cell>
          <table:table-cell table:content-validation-name="val2"/>
          <table:table-cell table:formula="of:=VLOOKUP([.G292];[$'inventory-score'.C292:$'inventory-score'.D720];2;0)" office:value-type="string" office:string-value="" calcext:value-type="error">
            <text:p>#N/A</text:p>
          </table:table-cell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table:formula="of:=COM.MICROSOFT.CONCAT([.E293];&quot; &quot;;[.F293])" office:value-type="string" office:string-value="Livingston Enterprises Inc. PortMaster Sychronous Office Router (OR-LS)" calcext:value-type="string">
            <text:p>Livingston Enterprises Inc. PortMaster Sychronous Office Router (OR-LS)</text:p>
          </table:table-cell>
          <table:table-cell table:content-validation-name="val2"/>
          <table:table-cell table:formula="of:=VLOOKUP([.G293];[$'inventory-score'.C293:$'inventory-score'.D721];2;0)" office:value-type="string" office:string-value="" calcext:value-type="error">
            <text:p>#N/A</text:p>
          </table:table-cell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7"/>
        </table:table-row>
        <table:table-row table:style-name="ro1">
          <table:table-cell table:formula="of:=COM.MICROSOFT.CONCAT([.E294];&quot; &quot;;[.F294])" office:value-type="string" office:string-value="M4 Data 9914D" calcext:value-type="string">
            <text:p>M4 Data 9914D</text:p>
          </table:table-cell>
          <table:table-cell table:content-validation-name="val2"/>
          <table:table-cell table:formula="of:=VLOOKUP([.G294];[$'inventory-score'.C294:$'inventory-score'.D722];2;0)" office:value-type="string" office:string-value="" calcext:value-type="error">
            <text:p>#N/A</text:p>
          </table:table-cell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CS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7"/>
        </table:table-row>
        <table:table-row table:style-name="ro1">
          <table:table-cell table:formula="of:=COM.MICROSOFT.CONCAT([.E295];&quot; &quot;;[.F295])" office:value-type="string" office:string-value="Macintosh M0001AP" calcext:value-type="string">
            <text:p>Macintosh M0001AP</text:p>
          </table:table-cell>
          <table:table-cell table:content-validation-name="val2"/>
          <table:table-cell table:formula="of:=VLOOKUP([.G295];[$'inventory-score'.C295:$'inventory-score'.D723];2;0)" office:value-type="string" office:string-value="" calcext:value-type="error">
            <text:p>#N/A</text:p>
          </table:table-cell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  <table:table-cell table:number-columns-repeated="997"/>
        </table:table-row>
        <table:table-row table:style-name="ro1">
          <table:table-cell table:formula="of:=COM.MICROSOFT.CONCAT([.E296];&quot; &quot;;[.F296])" office:value-type="string" office:string-value="Madge SmartRAM Plus" calcext:value-type="string">
            <text:p>Madge SmartRAM Plus</text:p>
          </table:table-cell>
          <table:table-cell table:content-validation-name="val2"/>
          <table:table-cell table:formula="of:=VLOOKUP([.G296];[$'inventory-score'.C296:$'inventory-score'.D724];2;0)" office:value-type="string" office:string-value="" calcext:value-type="error">
            <text:p>#N/A</text:p>
          </table:table-cell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Hub/switch RJ45 Token Ring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7"/>
        </table:table-row>
        <table:table-row table:style-name="ro1">
          <table:table-cell table:formula="of:=COM.MICROSOFT.CONCAT([.E297];&quot; &quot;;[.F297])" office:value-type="string" office:string-value="Micropolis Microdisk LT" calcext:value-type="string">
            <text:p>Micropolis Microdisk LT</text:p>
          </table:table-cell>
          <table:table-cell table:content-validation-name="val2"/>
          <table:table-cell table:formula="of:=VLOOKUP([.G297];[$'inventory-score'.C297:$'inventory-score'.D725];2;0)" office:value-type="string" office:string-value="" calcext:value-type="error">
            <text:p>#N/A</text:p>
          </table:table-cell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2"/>
          <table:table-cell table:formula="of:=VLOOKUP([.G298];[$'inventory-score'.C298:$'inventory-score'.D726];2;0)" office:value-type="string" office:string-value="" calcext:value-type="error">
            <text:p>#N/A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IBM Xseries 232 picture.JPG</text:p>
          </table:table-cell>
          <table:table-cell table:number-columns-repeated="997"/>
        </table:table-row>
        <table:table-row table:style-name="ro1">
          <table:table-cell table:formula="of:=COM.MICROSOFT.CONCAT([.E299];&quot; &quot;;[.F299])" office:value-type="string" office:string-value="Monroe 8N-213" calcext:value-type="string">
            <text:p>Monroe 8N-213</text:p>
          </table:table-cell>
          <table:table-cell table:content-validation-name="val2"/>
          <table:table-cell table:formula="of:=VLOOKUP([.G299];[$'inventory-score'.C299:$'inventory-score'.D727];2;0)" office:value-type="string" office:string-value="" calcext:value-type="error">
            <text:p>#N/A</text:p>
          </table:table-cell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2"/>
          <table:table-cell table:formula="of:=VLOOKUP([.G300];[$'inventory-score'.C300:$'inventory-score'.D728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2"/>
          <table:table-cell table:formula="of:=VLOOKUP([.G301];[$'inventory-score'.C301:$'inventory-score'.D729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6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2"/>
          <table:table-cell table:formula="of:=VLOOKUP([.G302];[$'inventory-score'.C302:$'inventory-score'.D730];2;0)" office:value-type="string" office:string-value="" calcext:value-type="error">
            <text:p>#N/A</text:p>
          </table:table-cell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2"/>
          <table:table-cell table:formula="of:=VLOOKUP([.G303];[$'inventory-score'.C303:$'inventory-score'.D73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table:formula="of:=COM.MICROSOFT.CONCAT([.E304];&quot; &quot;;[.F304])" office:value-type="string" office:string-value="NeXT N1000A" calcext:value-type="string">
            <text:p>NeXT N1000A</text:p>
          </table:table-cell>
          <table:table-cell table:content-validation-name="val2"/>
          <table:table-cell table:formula="of:=VLOOKUP([.G304];[$'inventory-score'.C304:$'inventory-score'.D732];2;0)" office:value-type="float" office:value="5" calcext:value-type="float">
            <text:p>5</text:p>
          </table:table-cell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exas Instruments SR-51-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2"/>
          <table:table-cell table:formula="of:=VLOOKUP([.G305];[$'inventory-score'.C305:$'inventory-score'.D733];2;0)"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2"/>
          <table:table-cell table:formula="of:=VLOOKUP([.G306];[$'inventory-score'.C306:$'inventory-score'.D734];2;0)"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2"/>
          <table:table-cell table:formula="of:=VLOOKUP([.G307];[$'inventory-score'.C307:$'inventory-score'.D73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Kangaroo picture.JPG</text:p>
          </table:table-cell>
          <table:table-cell table:number-columns-repeated="997"/>
        </table:table-row>
        <table:table-row table:style-name="ro1">
          <table:table-cell table:formula="of:=COM.MICROSOFT.CONCAT([.E308];&quot; &quot;;[.F308])" office:value-type="string" office:string-value="NeXT N1200" calcext:value-type="string">
            <text:p>NeXT N1200</text:p>
          </table:table-cell>
          <table:table-cell table:content-validation-name="val2"/>
          <table:table-cell table:formula="of:=VLOOKUP([.G308];[$'inventory-score'.C308:$'inventory-score'.D736];2;0)" office:value-type="string" office:string-value="" calcext:value-type="error">
            <text:p>#N/A</text:p>
          </table:table-cell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2"/>
          <table:table-cell table:formula="of:=VLOOKUP([.G309];[$'inventory-score'.C309:$'inventory-score'.D73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  <table:table-cell table:number-columns-repeated="997"/>
        </table:table-row>
        <table:table-row table:style-name="ro1">
          <table:table-cell table:formula="of:=COM.MICROSOFT.CONCAT([.E310];&quot; &quot;;[.F310])" office:value-type="string" office:string-value="NeXT N4000A / 1403" calcext:value-type="string">
            <text:p>NeXT N4000A / 1403</text:p>
          </table:table-cell>
          <table:table-cell table:content-validation-name="val2"/>
          <table:table-cell table:formula="of:=VLOOKUP([.G310];[$'inventory-score'.C310:$'inventory-score'.D738];2;0)" office:value-type="string" office:string-value="" calcext:value-type="error">
            <text:p>#N/A</text:p>
          </table:table-cell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3"/>
          <table:table-cell office:value-type="string" calcext:value-type="string">
            <text:p>Bestand:Hardware IBM 5140 picture.JPG</text:p>
          </table:table-cell>
          <table:table-cell table:number-columns-repeated="997"/>
        </table:table-row>
        <table:table-row table:style-name="ro1">
          <table:table-cell table:formula="of:=COM.MICROSOFT.CONCAT([.E311];&quot; &quot;;[.F311])" office:value-type="string" office:string-value="NeXT N4005A" calcext:value-type="string">
            <text:p>NeXT N4005A</text:p>
          </table:table-cell>
          <table:table-cell table:content-validation-name="val2"/>
          <table:table-cell table:formula="of:=VLOOKUP([.G311];[$'inventory-score'.C311:$'inventory-score'.D739];2;0)" office:value-type="string" office:string-value="" calcext:value-type="error">
            <text:p>#N/A</text:p>
          </table:table-cell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2"/>
          <table:table-cell table:formula="of:=VLOOKUP([.G312];[$'inventory-score'.C312:$'inventory-score'.D740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2"/>
          <table:table-cell table:formula="of:=VLOOKUP([.G313];[$'inventory-score'.C313:$'inventory-score'.D74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2"/>
          <table:table-cell table:formula="of:=VLOOKUP([.G314];[$'inventory-score'.C314:$'inventory-score'.D742];2;0)" office:value-type="string" office:string-value="" calcext:value-type="error">
            <text:p>#N/A</text:p>
          </table:table-cell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2"/>
          <table:table-cell table:formula="of:=VLOOKUP([.G315];[$'inventory-score'.C315:$'inventory-score'.D743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icroVAX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2"/>
          <table:table-cell table:formula="of:=VLOOKUP([.G316];[$'inventory-score'.C316:$'inventory-score'.D744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2"/>
          <table:table-cell table:formula="of:=VLOOKUP([.G317];[$'inventory-score'.C317:$'inventory-score'.D74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2"/>
          <table:table-cell table:formula="of:=VLOOKUP([.G318];[$'inventory-score'.C318:$'inventory-score'.D74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2"/>
          <table:table-cell table:formula="of:=VLOOKUP([.G319];[$'inventory-score'.C319:$'inventory-score'.D74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RDI BriteLi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2"/>
          <table:table-cell table:formula="of:=VLOOKUP([.G320];[$'inventory-score'.C320:$'inventory-score'.D748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2"/>
          <table:table-cell table:formula="of:=VLOOKUP([.G321];[$'inventory-score'.C321:$'inventory-score'.D749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SGI Challenge S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2"/>
          <table:table-cell table:formula="of:=VLOOKUP([.G322];[$'inventory-score'.C322:$'inventory-score'.D750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2"/>
          <table:table-cell table:formula="of:=VLOOKUP([.G323];[$'inventory-score'.C323:$'inventory-score'.D75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2"/>
          <table:table-cell table:formula="of:=VLOOKUP([.G324];[$'inventory-score'.C324:$'inventory-score'.D752];2;0)" office:value-type="string" office:string-value="" calcext:value-type="error">
            <text:p>#N/A</text:p>
          </table:table-cell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2"/>
          <table:table-cell table:formula="of:=VLOOKUP([.G325];[$'inventory-score'.C325:$'inventory-score'.D753];2;0)" office:value-type="string" office:string-value="" calcext:value-type="error">
            <text:p>#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2"/>
          <table:table-cell table:formula="of:=VLOOKUP([.G326];[$'inventory-score'.C326:$'inventory-score'.D754];2;0)" office:value-type="string" office:string-value="" calcext:value-type="error">
            <text:p>#N/A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2"/>
          <table:table-cell table:formula="of:=VLOOKUP([.G327];[$'inventory-score'.C327:$'inventory-score'.D75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un SparcStation IP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2"/>
          <table:table-cell table:formula="of:=VLOOKUP([.G328];[$'inventory-score'.C328:$'inventory-score'.D75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2"/>
          <table:table-cell table:formula="of:=VLOOKUP([.G329];[$'inventory-score'.C329:$'inventory-score'.D75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IBM Personal Computer Color Display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2"/>
          <table:table-cell table:formula="of:=VLOOKUP([.G330];[$'inventory-score'.C330:$'inventory-score'.D758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2"/>
          <table:table-cell table:formula="of:=VLOOKUP([.G331];[$'inventory-score'.C331:$'inventory-score'.D759];2;0)" office:value-type="string" office:string-value="" calcext:value-type="error">
            <text:p>#N/A</text:p>
          </table:table-cell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82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2"/>
          <table:table-cell table:formula="of:=VLOOKUP([.G332];[$'inventory-score'.C332:$'inventory-score'.D760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Ultra 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2"/>
          <table:table-cell table:formula="of:=VLOOKUP([.G333];[$'inventory-score'.C333:$'inventory-score'.D76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"/>
          <table:table-cell office:value-type="string" calcext:value-type="string">
            <text:p>Bestand:Hardware Sunblade 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2"/>
          <table:table-cell table:formula="of:=VLOOKUP([.G334];[$'inventory-score'.C334:$'inventory-score'.D76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6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2"/>
          <table:table-cell table:formula="of:=VLOOKUP([.G335];[$'inventory-score'.C335:$'inventory-score'.D763];2;0)"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9"/>
          <table:table-cell office:value-type="string" calcext:value-type="string">
            <text:p>Bestand:Hardware IBM PS/2 3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2"/>
          <table:table-cell table:formula="of:=VLOOKUP([.G336];[$'inventory-score'.C336:$'inventory-score'.D764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9"/>
          <table:table-cell office:value-type="string" calcext:value-type="string">
            <text:p>Bestand:Hardware Sinclair Q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2"/>
          <table:table-cell table:formula="of:=VLOOKUP([.G337];[$'inventory-score'.C337:$'inventory-score'.D76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2"/>
          <table:table-cell table:formula="of:=VLOOKUP([.G338];[$'inventory-score'.C338:$'inventory-score'.D76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1007"/>
        </table:table-row>
        <table:table-row table:style-name="ro1">
          <table:table-cell table:formula="of:=COM.MICROSOFT.CONCAT([.E339];&quot; &quot;;[.F339])" office:value-type="string" office:string-value="Roland DXY-880A" calcext:value-type="string">
            <text:p>Roland DXY-880A</text:p>
          </table:table-cell>
          <table:table-cell table:content-validation-name="val2"/>
          <table:table-cell table:formula="of:=VLOOKUP([.G339];[$'inventory-score'.C339:$'inventory-score'.D767];2;0)" office:value-type="string" office:string-value="" calcext:value-type="error">
            <text:p>#N/A</text:p>
          </table:table-cell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  <table:table-cell table:number-columns-repeated="997"/>
        </table:table-row>
        <table:table-row table:style-name="ro1">
          <table:table-cell table:formula="of:=COM.MICROSOFT.CONCAT([.E340];&quot; &quot;;[.F340])" office:value-type="string" office:string-value="Sail Computer 2003 07" calcext:value-type="string">
            <text:p>Sail Computer 2003 07</text:p>
          </table:table-cell>
          <table:table-cell table:content-validation-name="val2"/>
          <table:table-cell table:formula="of:=VLOOKUP([.G340];[$'inventory-score'.C340:$'inventory-score'.D768];2;0)" office:value-type="string" office:string-value="" calcext:value-type="error">
            <text:p>#N/A</text:p>
          </table:table-cell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JavaStati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2"/>
          <table:table-cell table:formula="of:=VLOOKUP([.G341];[$'inventory-score'.C341:$'inventory-score'.D769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Tandy TRS-80 Model 10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2"/>
          <table:table-cell table:formula="of:=VLOOKUP([.G342];[$'inventory-score'.C342:$'inventory-score'.D770];2;0)"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2"/>
          <table:table-cell table:formula="of:=VLOOKUP([.G343];[$'inventory-score'.C343:$'inventory-score'.D77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y TRS-80 Model 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2"/>
          <table:table-cell table:formula="of:=VLOOKUP([.G344];[$'inventory-score'.C344:$'inventory-score'.D77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2"/>
          <table:table-cell table:formula="of:=VLOOKUP([.G345];[$'inventory-score'.C345:$'inventory-score'.D773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2"/>
          <table:table-cell table:formula="of:=VLOOKUP([.G346];[$'inventory-score'.C346:$'inventory-score'.D774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2"/>
          <table:table-cell table:formula="of:=VLOOKUP([.G347];[$'inventory-score'.C347:$'inventory-score'.D77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VXT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2"/>
          <table:table-cell table:formula="of:=VLOOKUP([.G348];[$'inventory-score'.C348:$'inventory-score'.D776];2;0)" office:value-type="string" office:string-value="" calcext:value-type="error">
            <text:p>#N/A</text:p>
          </table:table-cell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2"/>
          <table:table-cell table:formula="of:=VLOOKUP([.G349];[$'inventory-score'.C349:$'inventory-score'.D77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2"/>
          <table:table-cell table:formula="of:=VLOOKUP([.G350];[$'inventory-score'.C350:$'inventory-score'.D778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2"/>
          <table:table-cell table:formula="of:=VLOOKUP([.G351];[$'inventory-score'.C351:$'inventory-score'.D779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table:formula="of:=COM.MICROSOFT.CONCAT([.E352];&quot; &quot;;[.F352])" office:value-type="string" office:string-value="SGI CMN B006" calcext:value-type="string">
            <text:p>SGI CMN B006</text:p>
          </table:table-cell>
          <table:table-cell table:content-validation-name="val2"/>
          <table:table-cell table:formula="of:=VLOOKUP([.G352];[$'inventory-score'.C352:$'inventory-score'.D780];2;0)" office:value-type="string" office:string-value="" calcext:value-type="error">
            <text:p>#N/A</text:p>
          </table:table-cell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2"/>
          <table:table-cell table:formula="of:=VLOOKUP([.G353];[$'inventory-score'.C353:$'inventory-score'.D78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2"/>
          <table:table-cell table:formula="of:=VLOOKUP([.G354];[$'inventory-score'.C354:$'inventory-score'.D78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2"/>
          <table:table-cell table:formula="of:=VLOOKUP([.G355];[$'inventory-score'.C355:$'inventory-score'.D783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7"/>
        </table:table-row>
        <table:table-row table:style-name="ro1">
          <table:table-cell table:formula="of:=COM.MICROSOFT.CONCAT([.E356];&quot; &quot;;[.F356])" office:value-type="string" office:string-value="SGI CMNB003B" calcext:value-type="string">
            <text:p>SGI CMNB003B</text:p>
          </table:table-cell>
          <table:table-cell table:content-validation-name="val2"/>
          <table:table-cell table:formula="of:=VLOOKUP([.G356];[$'inventory-score'.C356:$'inventory-score'.D784];2;0)" office:value-type="string" office:string-value="" calcext:value-type="error">
            <text:p>#N/A</text:p>
          </table:table-cell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2"/>
          <table:table-cell table:formula="of:=VLOOKUP([.G357];[$'inventory-score'.C357:$'inventory-score'.D78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2"/>
          <table:table-cell table:formula="of:=VLOOKUP([.G358];[$'inventory-score'.C358:$'inventory-score'.D78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2"/>
          <table:table-cell table:formula="of:=VLOOKUP([.G359];[$'inventory-score'.C359:$'inventory-score'.D78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2"/>
          <table:table-cell table:formula="of:=VLOOKUP([.G360];[$'inventory-score'.C360:$'inventory-score'.D788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2"/>
          <table:table-cell table:formula="of:=VLOOKUP([.G361];[$'inventory-score'.C361:$'inventory-score'.D789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2"/>
          <table:table-cell table:formula="of:=VLOOKUP([.G362];[$'inventory-score'.C362:$'inventory-score'.D790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2"/>
          <table:table-cell table:formula="of:=VLOOKUP([.G363];[$'inventory-score'.C363:$'inventory-score'.D79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2"/>
          <table:table-cell table:formula="of:=VLOOKUP([.G364];[$'inventory-score'.C364:$'inventory-score'.D792];2;0)" office:value-type="string" office:string-value="" calcext:value-type="error">
            <text:p>#N/A</text:p>
          </table:table-cell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9"/>
          <table:table-cell office:value-type="string" calcext:value-type="string">
            <text:p>Bestand:Hardware NSLU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2"/>
          <table:table-cell table:formula="of:=VLOOKUP([.G365];[$'inventory-score'.C365:$'inventory-score'.D793];2;0)" office:value-type="string" office:string-value="" calcext:value-type="error">
            <text:p>#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2"/>
          <table:table-cell table:formula="of:=VLOOKUP([.G366];[$'inventory-score'.C366:$'inventory-score'.D794];2;0)" office:value-type="string" office:string-value="" calcext:value-type="error">
            <text:p>#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5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2"/>
          <table:table-cell table:formula="of:=VLOOKUP([.G367];[$'inventory-score'.C367:$'inventory-score'.D79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2"/>
          <table:table-cell table:formula="of:=VLOOKUP([.G368];[$'inventory-score'.C368:$'inventory-score'.D79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2"/>
          <table:table-cell table:formula="of:=VLOOKUP([.G369];[$'inventory-score'.C369:$'inventory-score'.D79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2"/>
          <table:table-cell table:formula="of:=VLOOKUP([.G370];[$'inventory-score'.C370:$'inventory-score'.D798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2"/>
          <table:table-cell table:formula="of:=VLOOKUP([.G371];[$'inventory-score'.C371:$'inventory-score'.D799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2"/>
          <table:table-cell table:formula="of:=VLOOKUP([.G372];[$'inventory-score'.C372:$'inventory-score'.D800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7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2"/>
          <table:table-cell table:formula="of:=VLOOKUP([.G373];[$'inventory-score'.C373:$'inventory-score'.D80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2"/>
          <table:table-cell table:formula="of:=VLOOKUP([.G374];[$'inventory-score'.C374:$'inventory-score'.D80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y TRS-80 Model 10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2"/>
          <table:table-cell table:formula="of:=VLOOKUP([.G375];[$'inventory-score'.C375:$'inventory-score'.D803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2"/>
          <table:table-cell table:formula="of:=VLOOKUP([.G376];[$'inventory-score'.C376:$'inventory-score'.D804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2"/>
          <table:table-cell table:formula="of:=VLOOKUP([.G377];[$'inventory-score'.C377:$'inventory-score'.D80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2"/>
          <table:table-cell table:formula="of:=VLOOKUP([.G378];[$'inventory-score'.C378:$'inventory-score'.D80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2"/>
          <table:table-cell table:formula="of:=VLOOKUP([.G379];[$'inventory-score'.C379:$'inventory-score'.D80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2"/>
          <table:table-cell table:formula="of:=VLOOKUP([.G380];[$'inventory-score'.C380:$'inventory-score'.D808];2;0)" office:value-type="string" office:string-value="" calcext:value-type="error">
            <text:p>#N/A</text:p>
          </table:table-cell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Olivetti PCS 2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2"/>
          <table:table-cell table:formula="of:=VLOOKUP([.G381];[$'inventory-score'.C381:$'inventory-score'.D809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2"/>
          <table:table-cell table:formula="of:=VLOOKUP([.G382];[$'inventory-score'.C382:$'inventory-score'.D810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2"/>
          <table:table-cell office:value-type="string" calcext:value-type="string">
            <text:p>00:C0:05:01:80:E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2"/>
          <table:table-cell table:formula="of:=VLOOKUP([.G383];[$'inventory-score'.C383:$'inventory-score'.D81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2"/>
          <table:table-cell table:formula="of:=VLOOKUP([.G384];[$'inventory-score'.C384:$'inventory-score'.D81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2"/>
          <table:table-cell table:formula="of:=VLOOKUP([.G385];[$'inventory-score'.C385:$'inventory-score'.D813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2"/>
          <table:table-cell table:formula="of:=VLOOKUP([.G386];[$'inventory-score'.C386:$'inventory-score'.D814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2"/>
          <table:table-cell table:formula="of:=VLOOKUP([.G387];[$'inventory-score'.C387:$'inventory-score'.D81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11"/>
          <table:table-cell office:value-type="string" calcext:value-type="string">
            <text:p>Bestand:Hardware Digital MUXserver 9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2"/>
          <table:table-cell table:formula="of:=VLOOKUP([.G388];[$'inventory-score'.C388:$'inventory-score'.D81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2"/>
          <table:table-cell table:formula="of:=VLOOKUP([.G389];[$'inventory-score'.C389:$'inventory-score'.D81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2"/>
          <table:table-cell table:formula="of:=VLOOKUP([.G390];[$'inventory-score'.C390:$'inventory-score'.D818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2"/>
          <table:table-cell table:formula="of:=VLOOKUP([.G391];[$'inventory-score'.C391:$'inventory-score'.D819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2"/>
          <table:table-cell table:formula="of:=VLOOKUP([.G392];[$'inventory-score'.C392:$'inventory-score'.D820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11"/>
          <table:table-cell office:value-type="string" calcext:value-type="string">
            <text:p>Bestand:Hardware NeXTStati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2"/>
          <table:table-cell table:formula="of:=VLOOKUP([.G393];[$'inventory-score'.C393:$'inventory-score'.D821];2;0)" office:value-type="string" office:string-value="" calcext:value-type="error">
            <text:p>#N/A</text:p>
          </table:table-cell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2"/>
          <table:table-cell table:formula="of:=VLOOKUP([.G394];[$'inventory-score'.C394:$'inventory-score'.D82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2"/>
          <table:table-cell table:formula="of:=VLOOKUP([.G395];[$'inventory-score'.C395:$'inventory-score'.D823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si2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2"/>
          <table:table-cell table:formula="of:=VLOOKUP([.G396];[$'inventory-score'.C396:$'inventory-score'.D824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2"/>
          <table:table-cell table:formula="of:=VLOOKUP([.G397];[$'inventory-score'.C397:$'inventory-score'.D82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2"/>
          <table:table-cell table:formula="of:=VLOOKUP([.G398];[$'inventory-score'.C398:$'inventory-score'.D826];2;0)" office:value-type="string" office:string-value="" calcext:value-type="error">
            <text:p>#N/A</text:p>
          </table:table-cell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2"/>
          <table:table-cell table:formula="of:=VLOOKUP([.G399];[$'inventory-score'.C399:$'inventory-score'.D82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2"/>
          <table:table-cell table:formula="of:=VLOOKUP([.G400];[$'inventory-score'.C400:$'inventory-score'.D828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2"/>
          <table:table-cell table:formula="of:=VLOOKUP([.G401];[$'inventory-score'.C401:$'inventory-score'.D829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2"/>
          <table:table-cell table:formula="of:=VLOOKUP([.G402];[$'inventory-score'.C402:$'inventory-score'.D830];2;0)" office:value-type="string" office:string-value="" calcext:value-type="error">
            <text:p>#N/A</text:p>
          </table:table-cell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2"/>
          <table:table-cell table:formula="of:=VLOOKUP([.G403];[$'inventory-score'.C403:$'inventory-score'.D83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2"/>
          <table:table-cell table:formula="of:=VLOOKUP([.G404];[$'inventory-score'.C404:$'inventory-score'.D83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2"/>
          <table:table-cell table:formula="of:=VLOOKUP([.G405];[$'inventory-score'.C405:$'inventory-score'.D833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2"/>
          <table:table-cell table:formula="of:=VLOOKUP([.G406];[$'inventory-score'.C406:$'inventory-score'.D834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11"/>
        </table:table-row>
        <table:table-row table:style-name="ro1">
          <table:table-cell table:formula="of:=COM.MICROSOFT.CONCAT([.E407];&quot; &quot;;[.F407])" office:value-type="string" office:string-value="Terak 8510" calcext:value-type="string">
            <text:p>Terak 8510</text:p>
          </table:table-cell>
          <table:table-cell table:content-validation-name="val2"/>
          <table:table-cell table:formula="of:=VLOOKUP([.G407];[$'inventory-score'.C407:$'inventory-score'.D835];2;0)" office:value-type="string" office:string-value="" calcext:value-type="error">
            <text:p>#N/A</text:p>
          </table:table-cell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  <table:table-cell table:number-columns-repeated="997"/>
        </table:table-row>
        <table:table-row table:style-name="ro1">
          <table:table-cell table:formula="of:=COM.MICROSOFT.CONCAT([.E408];&quot; &quot;;[.F408])" office:value-type="string" office:string-value="Terak 8512" calcext:value-type="string">
            <text:p>Terak 8512</text:p>
          </table:table-cell>
          <table:table-cell table:content-validation-name="val2"/>
          <table:table-cell table:formula="of:=VLOOKUP([.G408];[$'inventory-score'.C408:$'inventory-score'.D836];2;0)" office:value-type="string" office:string-value="" calcext:value-type="error">
            <text:p>#N/A</text:p>
          </table:table-cell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y (1) picture.JPG</text:p>
          </table:table-cell>
          <table:table-cell table:number-columns-repeated="997"/>
        </table:table-row>
        <table:table-row table:style-name="ro1">
          <table:table-cell table:formula="of:=COM.MICROSOFT.CONCAT([.E409];&quot; &quot;;[.F409])" office:value-type="string" office:string-value="Terak 3532-1" calcext:value-type="string">
            <text:p>Terak 3532-1</text:p>
          </table:table-cell>
          <table:table-cell table:content-validation-name="val2"/>
          <table:table-cell table:formula="of:=VLOOKUP([.G409];[$'inventory-score'.C409:$'inventory-score'.D837];2;0)" office:value-type="string" office:string-value="" calcext:value-type="error">
            <text:p>#N/A</text:p>
          </table:table-cell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2"/>
          <table:table-cell table:formula="of:=VLOOKUP([.G410];[$'inventory-score'.C410:$'inventory-score'.D838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4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2"/>
          <table:table-cell table:formula="of:=VLOOKUP([.G411];[$'inventory-score'.C411:$'inventory-score'.D839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2"/>
          <table:table-cell table:formula="of:=VLOOKUP([.G412];[$'inventory-score'.C412:$'inventory-score'.D840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2"/>
          <table:table-cell table:formula="of:=VLOOKUP([.G413];[$'inventory-score'.C413:$'inventory-score'.D84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2"/>
          <table:table-cell table:formula="of:=VLOOKUP([.G414];[$'inventory-score'.C414:$'inventory-score'.D842];2;0)" office:value-type="float" office:value="0" calcext:value-type="float">
            <text:p/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oshiba T1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2"/>
          <table:table-cell table:formula="of:=VLOOKUP([.G415];[$'inventory-score'.C415:$'inventory-score'.D843];2;0)" office:value-type="float" office:value="0" calcext:value-type="float">
            <text:p/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2"/>
          <table:table-cell table:formula="of:=VLOOKUP([.G416];[$'inventory-score'.C416:$'inventory-score'.D844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2"/>
          <table:table-cell table:formula="of:=VLOOKUP([.G417];[$'inventory-score'.C417:$'inventory-score'.D845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2"/>
          <table:table-cell table:formula="of:=VLOOKUP([.G418];[$'inventory-score'.C418:$'inventory-score'.D846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2"/>
          <table:table-cell table:formula="of:=VLOOKUP([.G419];[$'inventory-score'.C419:$'inventory-score'.D847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5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2"/>
          <table:table-cell table:formula="of:=VLOOKUP([.G420];[$'inventory-score'.C420:$'inventory-score'.D848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2"/>
          <table:table-cell table:formula="of:=VLOOKUP([.G421];[$'inventory-score'.C421:$'inventory-score'.D849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7"/>
        </table:table-row>
        <table:table-row table:style-name="ro1">
          <table:table-cell table:formula="of:=COM.MICROSOFT.CONCAT([.E422];&quot; &quot;;[.F422])" office:value-type="string" office:string-value="Vectrex 3000-GI EURO" calcext:value-type="string">
            <text:p>Vectrex 3000-GI EURO</text:p>
          </table:table-cell>
          <table:table-cell table:content-validation-name="val2"/>
          <table:table-cell table:formula="of:=VLOOKUP([.G422];[$'inventory-score'.C422:$'inventory-score'.D850];2;0)" office:value-type="string" office:string-value="" calcext:value-type="error">
            <text:p>#N/A</text:p>
          </table:table-cell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ame console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2"/>
          <table:table-cell table:formula="of:=VLOOKUP([.G423];[$'inventory-score'.C423:$'inventory-score'.D851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2"/>
          <table:table-cell table:formula="of:=VLOOKUP([.G424];[$'inventory-score'.C424:$'inventory-score'.D852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Epson PX-8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2"/>
          <table:table-cell table:formula="of:=VLOOKUP([.G425];[$'inventory-score'.C425:$'inventory-score'.D853];2;0)" office:value-type="string" office:string-value="" calcext:value-type="error">
            <text:p>#N/A</text:p>
          </table:table-cell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Compaq L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2"/>
          <table:table-cell table:formula="of:=VLOOKUP([.G426];[$'inventory-score'.C426:$'inventory-score'.D854];2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2"/>
          <table:table-cell table:formula="of:=VLOOKUP([.G427];[$'inventory-score'.C427:$'inventory-score'.D855];2;0)" office:value-type="string" office:string-value="" calcext:value-type="error">
            <text:p>#N/A</text:p>
          </table:table-cell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Amstrad PPC640 (1) picture.JPG</text:p>
          </table:table-cell>
          <table:table-cell table:number-columns-repeated="997"/>
        </table:table-row>
        <table:table-row table:style-name="ro1">
          <table:table-cell table:formula="of:=COM.MICROSOFT.CONCAT([.E428];&quot; &quot;;[.F428])" office:value-type="string" office:string-value=" " calcext:value-type="string">
            <text:p><text:s/></text:p>
          </table:table-cell>
          <table:table-cell table:content-validation-name="val2"/>
          <table:table-cell table:formula="of:=VLOOKUP([.G428];[$'inventory-score'.C428:$'inventory-score'.D856];2;0)" office:value-type="string" office:string-value="" calcext:value-type="error">
            <text:p>#N/A</text:p>
          </table:table-cell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ear Siegler ADM 3A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2"/>
          <table:table-cell table:formula="of:=VLOOKUP([.G429];[$'inventory-score'.C431:$'inventory-score'.D859];2;0)" office:value-type="string" office:string-value="" calcext:value-type="error">
            <text:p>#N/A</text:p>
          </table:table-cell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 table:number-columns-repeated="4"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 table:number-rows-repeated="936">
          <table:table-cell/>
          <table:table-cell table:content-validation-name="val2"/>
          <table:table-cell table:number-columns-repeated="1022"/>
        </table:table-row>
        <table:table-row table:style-name="ro1" table:number-rows-repeated="10472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ntory-score" table:style-name="ta1">
        <table:table-column table:style-name="co1" table:default-cell-style-name="ce1"/>
        <table:table-column table:style-name="co25" table:default-cell-style-name="ce1"/>
        <table:table-column table:style-name="co7" table:default-cell-style-name="ce1"/>
        <table:table-column table:style-name="co26" table:default-cell-style-name="ce7"/>
        <table:table-column table:style-name="co9" table:default-cell-style-name="ce1"/>
        <table:table-column table:style-name="co4" table:default-cell-style-name="ce1"/>
        <table:table-column table:style-name="co2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2" table:default-cell-style-name="ce1"/>
        <table:table-column table:style-name="co28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6" table:number-columns-repeated="996" table:default-cell-style-name="ce1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teressant (0-5)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6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epot</text:p>
          </table:table-cell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??</text:p>
          </table:table-cell>
          <table:table-cell table:number-columns-repeated="4"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3" office:value-type="string" calcext:value-type="string">
            <text:p>exposeren</text:p>
          </table:table-cell>
          <table:table-cell office:value-type="string" calcext:value-type="string">
            <text:p>Videotex Termi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{{{Manufacturer}}}</text:p>
          </table:table-cell>
          <table:table-cell/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Terminal</text:p>
          </table:table-cell>
          <table:table-cell table:number-columns-repeated="6"/>
          <table:table-cell office:value-type="string" calcext:value-type="string">
            <text:p>Embedded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3" office:value-type="string" calcext:value-type="string">
            <text:p>parts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3" office:value-type="string" calcext:value-type="string">
            <text:p>afstoten</text:p>
          </table:table-cell>
          <table:table-cell office:value-type="string" calcext:value-type="string">
            <text:p>Acorn Archimedes 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 al weg?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3"/>
          <table:table-cell office:value-type="string" calcext:value-type="string">
            <text:p>Acorn BBC 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3"/>
          <table:table-cell office:value-type="string" calcext:value-type="string">
            <text:p>Acorn Elect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IBM PS/2 3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3"/>
          <table:table-cell office:value-type="string" calcext:value-type="string">
            <text:p>Acorn Elect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Olivetti PCS 286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Apricot F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Computer</text:p>
          </table:table-cell>
          <table:table-cell table:number-columns-repeated="13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3"/>
          <table:table-cell office:value-type="string" calcext:value-type="string">
            <text:p>Adler Tip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3"/>
          <table:table-cell office:value-type="string" calcext:value-type="string">
            <text:p>Amstrad PPC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3"/>
          <table:table-cell office:value-type="string" calcext:value-type="string">
            <text:p>Amstrad PPC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HP 9000 M712/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3"/>
          <table:table-cell office:value-type="string" calcext:value-type="string">
            <text:p>Colour Personal Compu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3"/>
          <table:table-cell office:value-type="string" calcext:value-type="string">
            <text:p>Ancona Computer Mon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3"/>
          <table:table-cell office:value-type="string" calcext:value-type="string">
            <text:p>Apollo DN-5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Simski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3"/>
          <table:table-cell office:value-type="string" calcext:value-type="string">
            <text:p>Apple 3.5 Dr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(3.5”)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3"/>
          <table:table-cell office:value-type="string" calcext:value-type="string">
            <text:p>Graphics Tab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3"/>
          <table:table-cell office:value-type="string" calcext:value-type="string">
            <text:p>Apple //e Moni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3"/>
          <table:table-cell office:value-type="string" calcext:value-type="string">
            <text:p>Apple //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3"/>
          <table:table-cell office:value-type="string" calcext:value-type="string">
            <text:p>Apple I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Simski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100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Monitor //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Monitor</text:p>
          </table:table-cell>
          <table:table-cell table:number-columns-repeated="16"/>
          <table:table-cell office:value-type="string" calcext:value-type="string">
            <text:p>Bestand:Hardware Philips P9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3"/>
          <table:table-cell office:value-type="string" calcext:value-type="string">
            <text:p>Lisa 2/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is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3"/>
          <table:table-cell office:value-type="string" calcext:value-type="string">
            <text:p>Lisa 2/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koch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3"/>
          <table:table-cell office:value-type="string" calcext:value-type="string">
            <text:p>Lisa 2/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koch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3"/>
          <table:table-cell office:value-type="string" calcext:value-type="string">
            <text:p>Apple ProF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3"/>
          <table:table-cell office:value-type="string" calcext:value-type="string">
            <text:p>Imagewriter 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3"/>
          <table:table-cell office:value-type="string" calcext:value-type="string">
            <text:p>Apple G4 Cu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3"/>
          <table:table-cell office:value-type="string" calcext:value-type="string">
            <text:p>Apple II Pl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3"/>
          <table:table-cell office:value-type="string" calcext:value-type="string">
            <text:p>Apple I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4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3"/>
          <table:table-cell office:value-type="string" calcext:value-type="string">
            <text:p>Apple iM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Plus 1M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3"/>
          <table:table-cell office:value-type="string" calcext:value-type="string">
            <text:p>Apple 400k Dr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3"/>
          <table:table-cell office:value-type="string" calcext:value-type="string">
            <text:p>Macintosh Port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3"/>
          <table:table-cell office:value-type="string" calcext:value-type="string">
            <text:p>Macintosh Performa 5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9"/>
          <table:table-cell office:value-type="string" calcext:value-type="string">
            <text:p>Bestand:Hardware Digital VT5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3"/>
          <table:table-cell office:value-type="string" calcext:value-type="string">
            <text:p>Messagepad 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3"/>
          <table:table-cell office:value-type="string" calcext:value-type="string">
            <text:p>Apple Powerbook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9"/>
          <table:table-cell office:value-type="string" calcext:value-type="string">
            <text:p>Bestand:Hardware NeXT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3"/>
          <table:table-cell office:value-type="string" calcext:value-type="string">
            <text:p>Apple Powerbook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3"/>
          <table:table-cell office:value-type="string" calcext:value-type="string">
            <text:p>iMac Graph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Studio Displ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3"/>
          <table:table-cell office:value-type="string" calcext:value-type="string">
            <text:p>Apricot F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Apricot F1 Moni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 monitor</text:p>
          </table:table-cell>
          <table:table-cell office:value-type="string" calcext:value-type="string">
            <text:p>Apricot F1 Monitor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3"/>
          <table:table-cell office:value-type="string" calcext:value-type="string">
            <text:p>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11"/>
          <table:table-cell office:value-type="string" calcext:value-type="string">
            <text:p>Bestand:Hardware Psion Series 7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3"/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 office:value-type="string" calcext:value-type="string">
            <text:p>Homecomputer</text:p>
          </table:table-cell>
          <table:table-cell table:number-columns-repeated="16"/>
          <table:table-cell office:value-type="string" calcext:value-type="string">
            <text:p>Bestand:Hardware Videotex terminal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 office:value-type="string" calcext:value-type="string">
            <text:p>Homecomputer</text:p>
          </table:table-cell>
          <table:table-cell table:number-columns-repeated="16"/>
          <table:table-cell office:value-type="string" calcext:value-type="string">
            <text:p>Bestand:Hardware 3Com Etherlink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3" office:value-type="string" calcext:value-type="string">
            <text:p>exposeren</text:p>
          </table:table-cell>
          <table:table-cell office:value-type="string" calcext:value-type="string">
            <text:p>Portfol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9"/>
          <table:table-cell office:value-type="string" calcext:value-type="string">
            <text:p>Bestand:Hardware Lear Siegler ADM 1A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table:number-columns-repeated="15"/>
          <table:table-cell office:value-type="string" calcext:value-type="string">
            <text:p>Bestand:Hardware Toshiba HX1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MacSimski</text:p>
          </table:table-cell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table:number-columns-repeated="15"/>
          <table:table-cell office:value-type="string" calcext:value-type="string">
            <text:p>Bestand:Hardware Yodobashi Formula1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1 NT</text:p>
          </table:table-cell>
          <table:table-cell/>
          <table:table-cell office:value-type="string" calcext:value-type="string">
            <text:p>A1O64003349</text:p>
          </table:table-cell>
          <table:table-cell table:number-columns-repeated="14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efect, geen beeld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MacSimski</text:p>
          </table:table-cell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table:number-columns-repeated="17"/>
          <table:table-cell office:value-type="string" calcext:value-type="string">
            <text:p>Bestand:Hardware IBM Selectric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Voeding</text:p>
          </table:table-cell>
          <table:table-cell table:number-columns-repeated="12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Voeding</text:p>
          </table:table-cell>
          <table:table-cell table:number-columns-repeated="12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3"/>
          <table:table-cell office:value-type="string" calcext:value-type="string">
            <text:p>Atari SC1224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3"/>
          <table:table-cell office:value-type="string" calcext:value-type="string">
            <text:p>Atari SH205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Geen beeld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Wazig, rare geluiden</text:p>
          </table:table-cell>
          <table:table-cell table:number-columns-repeated="13"/>
          <table:table-cell office:value-type="string" calcext:value-type="string">
            <text:p>Bestand:Hardware IBM PC XT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MacSimski</text:p>
          </table:table-cell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Werkt, scherp, wobbelt</text:p>
          </table:table-cell>
          <table:table-cell table:number-columns-repeated="13"/>
          <table:table-cell office:value-type="string" calcext:value-type="string">
            <text:p>Bestand:Hardware Olivetti M19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Monitor</text:p>
          </table:table-cell>
          <table:table-cell table:number-columns-repeated="13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3"/>
          <table:table-cell office:value-type="string" calcext:value-type="string">
            <text:p>Atari SM125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oshiba T12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table:number-columns-repeated="13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3"/>
          <table:table-cell office:value-type="string" calcext:value-type="string">
            <text:p>Barco GD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Xseries 23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3"/>
          <table:table-cell office:value-type="string" calcext:value-type="string">
            <text:p>Barco GD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Computer</text:p>
          </table:table-cell>
          <table:table-cell table:number-columns-repeated="16"/>
          <table:table-cell office:value-type="string" calcext:value-type="string">
            <text:p>Bestand:Hardware Epson PX-8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pot</text:p>
          </table:table-cell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Calculator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3"/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RS6000-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3"/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3"/>
          <table:table-cell office:value-type="string" calcext:value-type="string">
            <text:p>Calcomp 1039</text:p>
          </table:table-cell>
          <table:table-cell/>
          <table:table-cell office:value-type="string" calcext:value-type="string">
            <text:p>MacSimski</text:p>
          </table:table-cell>
          <table:table-cell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10"/>
          <table:table-cell office:value-type="string" calcext:value-type="string">
            <text:p>Bestand:Hardware IBM Personal Computer Color Display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3"/>
          <table:table-cell office:value-type="string" calcext:value-type="string">
            <text:p>Calcomp 2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3"/>
          <table:table-cell office:value-type="string" calcext:value-type="string">
            <text:p>Casio FX-702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rin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3"/>
          <table:table-cell office:value-type="string" calcext:value-type="string">
            <text:p>CRDS FD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3"/>
          <table:table-cell office:value-type="string" calcext:value-type="string">
            <text:p>CRDS FD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3"/>
          <table:table-cell office:value-type="string" calcext:value-type="string">
            <text:p>CRDS HD11-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3"/>
          <table:table-cell office:value-type="string" calcext:value-type="string">
            <text:p>Cipher M891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3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3" office:value-type="string" calcext:value-type="string">
            <text:p>afstoten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un Java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3"/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3"/>
          <table:table-cell office:value-type="string" calcext:value-type="string">
            <text:p>Commodore CBM3016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3"/>
          <table:table-cell office:value-type="string" calcext:value-type="string">
            <text:p>Commodore CBM 8096-SK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3"/>
          <table:table-cell office:value-type="string" calcext:value-type="string">
            <text:p>Commodore CBM 8296</text:p>
          </table:table-cell>
          <table:table-cell/>
          <table:table-cell office:value-type="string" calcext:value-type="string">
            <text:p>Depot</text:p>
          </table:table-cell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3"/>
          <table:table-cell office:value-type="string" calcext:value-type="string">
            <text:p>Commodore Amiga 2000</text:p>
          </table:table-cell>
          <table:table-cell/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3"/>
          <table:table-cell office:value-type="string" calcext:value-type="string">
            <text:p>Commodore C128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Tandberg TDC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3"/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3"/>
          <table:table-cell office:value-type="string" calcext:value-type="string">
            <text:p>Commodore CBM 8050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3"/>
          <table:table-cell office:value-type="string" calcext:value-type="string">
            <text:p>Commodore CBM 8250</text:p>
          </table:table-cell>
          <table:table-cell/>
          <table:table-cell office:value-type="string" calcext:value-type="string">
            <text:p>Depot</text:p>
          </table:table-cell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table:number-columns-repeated="13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3"/>
          <table:table-cell office:value-type="string" calcext:value-type="string">
            <text:p>Compaq L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Tandy TRS-80 Model 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3"/>
          <table:table-cell office:value-type="string" calcext:value-type="string">
            <text:p>Compaq 4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3"/>
          <table:table-cell office:value-type="string" calcext:value-type="string">
            <text:p>Compaq Portable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3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3"/>
          <table:table-cell office:value-type="string" calcext:value-type="string">
            <text:p>Compaq Portable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3"/>
          <table:table-cell office:value-type="string" calcext:value-type="string">
            <text:p>Compaq Portable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3"/>
          <table:table-cell office:value-type="string" calcext:value-type="string">
            <text:p>PolyT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mstrad/Schneider CPC-46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3"/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Gejaakt</text:p>
          </table:table-cell>
          <table:table-cell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3"/>
          <table:table-cell office:value-type="string" calcext:value-type="string">
            <text:p>OCE CPT 8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3"/>
          <table:table-cell office:value-type="string" calcext:value-type="string">
            <text:p>Datalux Microty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3"/>
          <table:table-cell office:value-type="string" calcext:value-type="string">
            <text:p>Digital MicroPDP 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Schneider CPC-46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3"/>
          <table:table-cell office:value-type="string" calcext:value-type="string">
            <text:p>Digital MicroVAX 4000/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1006"/>
        </table:table-row>
        <table:table-row table:style-name="ro1">
          <table:table-cell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3"/>
          <table:table-cell office:value-type="string" calcext:value-type="string">
            <text:p>Alphaserver DS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bo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3"/>
          <table:table-cell office:value-type="string" calcext:value-type="string">
            <text:p>Alphaserver DS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3"/>
          <table:table-cell office:value-type="string" calcext:value-type="string">
            <text:p>Digital BA23-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3"/>
          <table:table-cell office:value-type="string" calcext:value-type="string">
            <text:p>Digital BA23-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3"/>
          <table:table-cell office:value-type="string" calcext:value-type="string">
            <text:p>DEChub 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3"/>
          <table:table-cell office:value-type="string" calcext:value-type="string">
            <text:p>Digital DECm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11"/>
          <table:table-cell office:value-type="string" calcext:value-type="string">
            <text:p>Bestand:Hardware Digital DERE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3"/>
          <table:table-cell office:value-type="string" calcext:value-type="string">
            <text:p>DECstation 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3"/>
          <table:table-cell office:value-type="string" calcext:value-type="string">
            <text:p>DER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3"/>
          <table:table-cell office:value-type="string" calcext:value-type="string">
            <text:p>DS700-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Network device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9"/>
          <table:table-cell office:value-type="string" calcext:value-type="string">
            <text:p>Bestand:Hardware Amiga 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3"/>
          <table:table-cell office:value-type="string" calcext:value-type="string">
            <text:p>Digital Flip Chi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3"/>
          <table:table-cell office:value-type="string" calcext:value-type="string">
            <text:p>Digital Flip Chi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3"/>
          <table:table-cell office:value-type="string" calcext:value-type="string">
            <text:p>Digital InfoServer 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3"/>
          <table:table-cell office:value-type="string" calcext:value-type="string">
            <text:p>Digital Correspond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3"/>
          <table:table-cell office:value-type="string" calcext:value-type="string">
            <text:p>Digital Correspond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IBM 51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3"/>
          <table:table-cell office:value-type="string" calcext:value-type="string">
            <text:p>Digital DECwriter III (LA120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3"/>
          <table:table-cell office:value-type="string" calcext:value-type="string">
            <text:p>Digital DECwriter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andberg TDC38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3"/>
          <table:table-cell office:value-type="string" calcext:value-type="string">
            <text:p>LA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6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3"/>
          <table:table-cell office:value-type="string" calcext:value-type="string">
            <text:p>MicroVAX 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3"/>
          <table:table-cell office:value-type="string" calcext:value-type="string">
            <text:p>MicroVAX 3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3"/>
          <table:table-cell office:value-type="string" calcext:value-type="string">
            <text:p>MIcroVAX 3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9"/>
          <table:table-cell office:value-type="string" calcext:value-type="string">
            <text:p>Bestand:Hardware NeXT Laserprin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3"/>
          <table:table-cell office:value-type="string" calcext:value-type="string">
            <text:p>Digital MicroVAX 4000-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3"/>
          <table:table-cell office:value-type="string" calcext:value-type="string">
            <text:p>Digital MicroVAX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3"/>
          <table:table-cell office:value-type="string" calcext:value-type="string">
            <text:p>MUXserver 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3"/>
          <table:table-cell office:value-type="string" calcext:value-type="string">
            <text:p>Rainb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3"/>
          <table:table-cell office:value-type="string" calcext:value-type="string">
            <text:p>DECmate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3"/>
          <table:table-cell office:value-type="string" calcext:value-type="string">
            <text:p>DECmate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3"/>
          <table:table-cell office:value-type="string" calcext:value-type="string">
            <text:p>Digital VAXm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 office:value-type="string" calcext:value-type="string">
            <text:p>Terminal</text:p>
          </table:table-cell>
          <table:table-cell table:number-columns-repeated="16"/>
          <table:table-cell office:value-type="string" calcext:value-type="string">
            <text:p>Bestand:Hardware Epson PX-8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Monitor</text:p>
          </table:table-cell>
          <table:table-cell table:number-columns-repeated="9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3"/>
          <table:table-cell office:value-type="string" calcext:value-type="string">
            <text:p>PDP 11/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Adler Tipp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3"/>
          <table:table-cell office:value-type="string" calcext:value-type="string">
            <text:p>Digital PDP 11/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3"/>
          <table:table-cell office:value-type="string" calcext:value-type="string">
            <text:p>Digital PDP 11/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3"/>
          <table:table-cell office:value-type="string" calcext:value-type="string">
            <text:p>Digital PDP-8/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"/>
          <table:table-cell office:value-type="string" calcext:value-type="string">
            <text:p>Bestand:Hardware Atari SM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3"/>
          <table:table-cell office:value-type="string" calcext:value-type="string">
            <text:p>DEC3000 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3"/>
          <table:table-cell office:value-type="string" calcext:value-type="string">
            <text:p>Personal DECstation 5000/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6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3"/>
          <table:table-cell office:value-type="string" calcext:value-type="string">
            <text:p>Personal DECstation 5000/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3"/>
          <table:table-cell office:value-type="string" calcext:value-type="string">
            <text:p>Digital RL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3"/>
          <table:table-cell office:value-type="string" calcext:value-type="string">
            <text:p>Digital RL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Infoserver 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table:number-columns-repeated="14"/>
          <table:table-cell office:value-type="string" calcext:value-type="string">
            <text:p>Bestand:Hardware Olimarck TOP 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3"/>
          <table:table-cell office:value-type="string" calcext:value-type="string">
            <text:p>Digital TS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ony SDX-D70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3"/>
          <table:table-cell office:value-type="string" calcext:value-type="string">
            <text:p>Digital TU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3"/>
          <table:table-cell office:value-type="string" calcext:value-type="string">
            <text:p>kremv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3"/>
          <table:table-cell office:value-type="string" calcext:value-type="string">
            <text:p>Digital VAXstation 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3"/>
          <table:table-cell office:value-type="string" calcext:value-type="string">
            <text:p>GiG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3"/>
          <table:table-cell office:value-type="string" calcext:value-type="string">
            <text:p>Digital GiG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3"/>
          <table:table-cell office:value-type="string" calcext:value-type="string">
            <text:p>Digital GiG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Indy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3"/>
          <table:table-cell office:value-type="string" calcext:value-type="string">
            <text:p>Digital VR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IBM PS/2 P7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3"/>
          <table:table-cell office:value-type="string" calcext:value-type="string">
            <text:p>Digital VR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3"/>
          <table:table-cell office:value-type="string" calcext:value-type="string">
            <text:p>Digital VR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3"/>
          <table:table-cell office:value-type="string" calcext:value-type="string">
            <text:p>Digital VAXstation II/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3"/>
          <table:table-cell office:value-type="string" calcext:value-type="string">
            <text:p>Digital VT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Indy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3"/>
          <table:table-cell office:value-type="string" calcext:value-type="string">
            <text:p>Digital VT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3"/>
          <table:table-cell office:value-type="string" calcext:value-type="string">
            <text:p>VT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3"/>
          <table:table-cell office:value-type="string" calcext:value-type="string">
            <text:p>Digital VT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3"/>
          <table:table-cell office:value-type="string" calcext:value-type="string">
            <text:p>Digital VT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3"/>
          <table:table-cell office:value-type="string" calcext:value-type="string">
            <text:p>Digital VT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3"/>
          <table:table-cell office:value-type="string" calcext:value-type="string">
            <text:p>Digital VT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3"/>
          <table:table-cell office:value-type="string" calcext:value-type="string">
            <text:p>VT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3"/>
          <table:table-cell office:value-type="string" calcext:value-type="string">
            <text:p>Digital VT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sborn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3"/>
          <table:table-cell office:value-type="string" calcext:value-type="string">
            <text:p>Digital VT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3"/>
          <table:table-cell office:value-type="string" calcext:value-type="string">
            <text:p>VT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3"/>
          <table:table-cell office:value-type="string" calcext:value-type="string">
            <text:p>Digital VT5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3"/>
          <table:table-cell office:value-type="string" calcext:value-type="string">
            <text:p>Digital VT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3"/>
          <table:table-cell office:value-type="string" calcext:value-type="string">
            <text:p>Digital VXT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SGI Challenge 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3"/>
          <table:table-cell office:value-type="string" calcext:value-type="string">
            <text:p>Multia Alp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3"/>
          <table:table-cell office:value-type="string" calcext:value-type="string">
            <text:p>Digital VXT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X.25 PAD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Epson GT-1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Scanner</text:p>
          </table:table-cell>
          <table:table-cell table:number-columns-repeated="15"/>
          <table:table-cell office:value-type="string" calcext:value-type="string">
            <text:p>Bestand:Hardware Sunblade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3"/>
          <table:table-cell office:value-type="string" calcext:value-type="string">
            <text:p>HX-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3"/>
          <table:table-cell office:value-type="string" calcext:value-type="string">
            <text:p>Epson HX-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3"/>
          <table:table-cell office:value-type="string" calcext:value-type="string">
            <text:p>Genev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Amstrad PPC6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3"/>
          <table:table-cell office:value-type="string" calcext:value-type="string">
            <text:p>Genev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Amstrad PPC6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3"/>
          <table:table-cell office:value-type="string" calcext:value-type="string">
            <text:p>Exidy Sorcer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4"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3"/>
          <table:table-cell office:value-type="string" calcext:value-type="string">
            <text:p>Friden Computy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 table:number-columns-repeated="1010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Teleprinter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3"/>
          <table:table-cell office:value-type="string" calcext:value-type="string">
            <text:p>Friden Computy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Commodore CBM 2001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Auxiliary reader</text:p>
          </table:table-cell>
          <table:table-cell table:number-columns-repeated="15"/>
          <table:table-cell office:value-type="string" calcext:value-type="string">
            <text:p>Bestand:Hardware Sinclair QL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3"/>
          <table:table-cell office:value-type="string" calcext:value-type="string">
            <text:p>Fujitsu Ea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Digital VXT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3"/>
          <table:table-cell office:value-type="string" calcext:value-type="string">
            <text:p>Fujitsu Ea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Multitech MPF-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3"/>
          <table:table-cell office:value-type="string" calcext:value-type="string">
            <text:p>Fujitsu Ea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miga 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3"/>
          <table:table-cell office:value-type="string" calcext:value-type="string">
            <text:p>Fujitsu Ea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3"/>
          <table:table-cell office:value-type="string" calcext:value-type="string">
            <text:p>Fujitsu Ea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3"/>
          <table:table-cell office:value-type="string" calcext:value-type="string">
            <text:p>Fujitsu fi6230 scan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3"/>
          <table:table-cell office:value-type="string" calcext:value-type="string">
            <text:p>GNT 46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EPROM Programmer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table:number-columns-repeated="11"/>
          <table:table-cell office:value-type="string" calcext:value-type="string">
            <text:p>Bestand:Hardware HP 85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3"/>
          <table:table-cell office:value-type="string" calcext:value-type="string">
            <text:p>Holbornsysteem 6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3"/>
          <table:table-cell office:value-type="string" calcext:value-type="string">
            <text:p>Holborn 9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3"/>
          <table:table-cell office:value-type="string" calcext:value-type="string">
            <text:p>Holborn 9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3"/>
          <table:table-cell office:value-type="string" calcext:value-type="string">
            <text:p>HP 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3"/>
          <table:table-cell office:value-type="string" calcext:value-type="string">
            <text:p>HP 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3"/>
          <table:table-cell office:value-type="string" calcext:value-type="string">
            <text:p>HP Apollo 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GI Origin 2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3"/>
          <table:table-cell office:value-type="string" calcext:value-type="string">
            <text:p>HP 238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3"/>
          <table:table-cell office:value-type="string" calcext:value-type="string">
            <text:p>HP 239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3"/>
          <table:table-cell office:value-type="string" calcext:value-type="string">
            <text:p>HP 262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3"/>
          <table:table-cell office:value-type="string" calcext:value-type="string">
            <text:p>HP 2622A (F17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3"/>
          <table:table-cell office:value-type="string" calcext:value-type="string">
            <text:p>HP 262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3"/>
          <table:table-cell office:value-type="string" calcext:value-type="string">
            <text:p>HP 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3"/>
          <table:table-cell office:value-type="string" calcext:value-type="string">
            <text:p>HP 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Compaq L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3"/>
          <table:table-cell office:value-type="string" calcext:value-type="string">
            <text:p>HP 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Sharp PC45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3"/>
          <table:table-cell office:value-type="string" calcext:value-type="string">
            <text:p>HP 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oshiba Satellite 100CS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150 Touchscreen 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Monitor</text:p>
          </table:table-cell>
          <table:table-cell table:number-columns-repeated="13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Monitor</text:p>
          </table:table-cell>
          <table:table-cell table:number-columns-repeated="13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lotter</text:p>
          </table:table-cell>
          <table:table-cell office:value-type="string" calcext:value-type="string">
            <text:p>Denz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3"/>
          <table:table-cell office:value-type="string" calcext:value-type="string">
            <text:p>HP 82913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HP 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Calculator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3"/>
          <table:table-cell office:value-type="string" calcext:value-type="string">
            <text:p>HP 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Philips VG-801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HP 8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Calculator</text:p>
          </table:table-cell>
          <table:table-cell table:number-columns-repeated="2"/>
          <table:table-cell office:value-type="string" calcext:value-type="string">
            <text:p>Keyboard missing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HP 8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Calculator</text:p>
          </table:table-cell>
          <table:table-cell table:number-columns-repeated="16"/>
          <table:table-cell office:value-type="string" calcext:value-type="string">
            <text:p>Bestand:Hardware Atari Portfoli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3"/>
          <table:table-cell office:value-type="string" calcext:value-type="string">
            <text:p>HP 9000 712/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un Ultra 3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2x 3.5” floppy drive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3"/>
          <table:table-cell office:value-type="string" calcext:value-type="string">
            <text:p>HP 9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Digital Alphaserver DS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3"/>
          <table:table-cell office:value-type="string" calcext:value-type="string">
            <text:p>HP 9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Digital DEC 3000 model 300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3"/>
          <table:table-cell office:value-type="string" calcext:value-type="string">
            <text:p>HP 9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Digital DECstation 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3"/>
          <table:table-cell office:value-type="string" calcext:value-type="string">
            <text:p>HP 9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ultia Alpha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3.5” floppy drive</text:p>
          </table:table-cell>
          <table:table-cell table:number-columns-repeated="15"/>
          <table:table-cell office:value-type="string" calcext:value-type="string">
            <text:p>Bestand:Hardware Olivetti M1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3"/>
          <table:table-cell office:value-type="string" calcext:value-type="string">
            <text:p>HP 95L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3"/>
          <table:table-cell office:value-type="string" calcext:value-type="string">
            <text:p>HP 98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3"/>
          <table:table-cell office:value-type="string" calcext:value-type="string">
            <text:p>HP 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jaakt?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3"/>
          <table:table-cell office:value-type="string" calcext:value-type="string">
            <text:p>HP 9000/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jaakt?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3"/>
          <table:table-cell office:value-type="string" calcext:value-type="string">
            <text:p>HP 9000/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jaakt?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3"/>
          <table:table-cell office:value-type="string" calcext:value-type="string">
            <text:p>HP 9000/340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Digital MicroVAX II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StorageWorks DAT 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3"/>
          <table:table-cell office:value-type="string" calcext:value-type="string">
            <text:p>HP Surestore DLT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Friden Computyper SW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3"/>
          <table:table-cell office:value-type="string" calcext:value-type="string">
            <text:p>HP 10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3"/>
          <table:table-cell office:value-type="string" calcext:value-type="string">
            <text:p>HP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Calculator</text:p>
          </table:table-cell>
          <table:table-cell office:value-type="string" calcext:value-type="string">
            <text:p>Programmerbaar</text:p>
          </table:table-cell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3"/>
          <table:table-cell office:value-type="string" calcext:value-type="string">
            <text:p>HP SureStore Optical 401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3"/>
          <table:table-cell office:value-type="string" calcext:value-type="string">
            <text:p>Dep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 table:number-columns-repeated="13"/>
          <table:table-cell office:value-type="string" calcext:value-type="string">
            <text:p>Bestand:Hardware SGI 32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Workstation xw66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Computer</text:p>
          </table:table-cell>
          <table:table-cell table:number-columns-repeated="1013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table:number-columns-repeated="15"/>
          <table:table-cell office:value-type="string" calcext:value-type="string">
            <text:p>Bestand:Hardware Digital DEChub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3"/>
          <table:table-cell office:value-type="string" calcext:value-type="string">
            <text:p>Husky Tit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3"/>
          <table:table-cell office:value-type="string" calcext:value-type="string">
            <text:p>Bestand:Hardware Philips 501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ual 8” floppy drive</text:p>
          </table:table-cell>
          <table:table-cell office:value-type="string" calcext:value-type="string">
            <text:p>Macsimski</text:p>
          </table:table-cell>
          <table:table-cell table:number-columns-repeated="14"/>
          <table:table-cell office:value-type="string" calcext:value-type="string">
            <text:p>Bestand:Hardware Sinclair ZX81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ual 8” floppy drive</text:p>
          </table:table-cell>
          <table:table-cell office:value-type="string" calcext:value-type="string">
            <text:p>Macsimski</text:p>
          </table:table-cell>
          <table:table-cell table:number-columns-repeated="1011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IBM 65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3"/>
          <table:table-cell office:value-type="string" calcext:value-type="string">
            <text:p>29 Card Pun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Commodore CBM 30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3"/>
          <table:table-cell office:value-type="string" calcext:value-type="string">
            <text:p>IBM 3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3"/>
          <table:table-cell office:value-type="string" calcext:value-type="string">
            <text:p>IBM 5140 Converti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9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3"/>
          <table:table-cell office:value-type="string" calcext:value-type="string">
            <text:p>IBM color displ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T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3"/>
          <table:table-cell office:value-type="string" calcext:value-type="string">
            <text:p>IBM PC 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3"/>
          <table:table-cell office:value-type="string" calcext:value-type="string">
            <text:p>IBM 5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3"/>
          <table:table-cell office:value-type="string" calcext:value-type="string">
            <text:p>System/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y TRS-80 Model 1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IBM 85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3"/>
          <table:table-cell table:style-name="ce2" office:value-type="string" calcext:value-type="string">
            <text:p>64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6A: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3"/>
          <table:table-cell office:value-type="string" calcext:value-type="string">
            <text:p>IBM PC RT 6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3"/>
          <table:table-cell office:value-type="string" calcext:value-type="string">
            <text:p>IBM PC RT 6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3"/>
          <table:table-cell office:value-type="string" calcext:value-type="string">
            <text:p>IBM PowerPC 7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Comterm Polyte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3"/>
          <table:table-cell office:value-type="string" calcext:value-type="string">
            <text:p>IBM PS/2 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3"/>
          <table:table-cell office:value-type="string" calcext:value-type="string">
            <text:p>IBM PS/2 P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10"/>
          <table:table-cell office:value-type="string" calcext:value-type="string">
            <text:p>Bestand:Hardware Acorn Electr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3"/>
          <table:table-cell office:value-type="string" calcext:value-type="string">
            <text:p>IBM PS2/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er-lab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3"/>
          <table:table-cell office:value-type="string" calcext:value-type="string">
            <text:p>IBM RS6000 E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Tandy TRS-80 Model 1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3"/>
          <table:table-cell office:value-type="string" calcext:value-type="string">
            <text:p>IBM RS6000 F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Tandy TRS-80 Model 1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3"/>
          <table:table-cell office:value-type="string" calcext:value-type="string">
            <text:p>IBM RS6000-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3"/>
          <table:table-cell office:value-type="string" calcext:value-type="string">
            <text:p>IBM Selectric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inclair Spectrum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3"/>
          <table:table-cell office:value-type="string" calcext:value-type="string">
            <text:p>IBM Xseries 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6580 keybo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3"/>
          <table:table-cell office:value-type="string" calcext:value-type="string">
            <text:p>ICL Alfask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Mon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3"/>
          <table:table-cell office:value-type="string" calcext:value-type="string">
            <text:p>OP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/>
          <table:table-cell office:value-type="string" calcext:value-type="string">
            <text:p>Geope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3"/>
          <table:table-cell office:value-type="string" calcext:value-type="string">
            <text:p>ITT 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3"/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3"/>
          <table:table-cell office:value-type="string" calcext:value-type="string">
            <text:p>Kangaro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Acorn Electr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3"/>
          <table:table-cell office:value-type="string" calcext:value-type="string">
            <text:p>Kaypro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3"/>
          <table:table-cell office:value-type="string" calcext:value-type="string">
            <text:p>Kaypro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3"/>
          <table:table-cell office:value-type="string" calcext:value-type="string">
            <text:p>Kennedy 9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Challenge 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3"/>
          <table:table-cell office:value-type="string" calcext:value-type="string">
            <text:p>Lear Siegler ADM 3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3"/>
          <table:table-cell office:value-type="string" calcext:value-type="string">
            <text:p>Lear Siegler ADM 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3"/>
          <table:table-cell office:value-type="string" calcext:value-type="string">
            <text:p>Lear Siegler ADM 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3"/>
          <table:table-cell office:value-type="string" calcext:value-type="string">
            <text:p>Lear Siegler ADM 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3"/>
          <table:table-cell office:value-type="string" calcext:value-type="string">
            <text:p>Videotype 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Flat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Mon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3"/>
          <table:table-cell office:value-type="string" calcext:value-type="string">
            <text:p>NSLU 2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table:number-columns-repeated="12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Network device</text:p>
          </table:table-cell>
          <table:table-cell table:number-columns-repeated="4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5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Network device</text:p>
          </table:table-cell>
          <table:table-cell table:number-columns-repeated="12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Network device</text:p>
          </table:table-cell>
          <table:table-cell table:number-columns-repeated="4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Storage</text:p>
          </table:table-cell>
          <table:table-cell table:number-columns-repeated="5"/>
          <table:table-cell office:value-type="string" calcext:value-type="string">
            <text:p>SCSI</text:p>
          </table:table-cell>
          <table:table-cell table:number-columns-repeated="3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Hub/switch RJ45 – Token Ring</text:p>
          </table:table-cell>
          <table:table-cell table:number-columns-repeated="15"/>
          <table:table-cell office:value-type="string" calcext:value-type="string">
            <text:p>Bestand:Hardware Sharp MZ-7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table:number-columns-repeated="17"/>
          <table:table-cell office:value-type="string" calcext:value-type="string">
            <text:p>Bestand:Hardware HP 85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3"/>
          <table:table-cell office:value-type="string" calcext:value-type="string">
            <text:p>Monroe Model 17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MonroM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Calculator</text:p>
          </table:table-cell>
          <table:table-cell table:number-columns-repeated="13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3"/>
          <table:table-cell office:value-type="string" calcext:value-type="string">
            <text:p>Motorola Powerst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3"/>
          <table:table-cell office:value-type="string" calcext:value-type="string">
            <text:p>Multitech MPF-I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3"/>
          <table:table-cell office:value-type="string" calcext:value-type="string">
            <text:p>Multitr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3"/>
          <table:table-cell office:value-type="string" calcext:value-type="string">
            <text:p>NEC Multisync 5F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NeXTcu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table:number-columns-repeated="1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3"/>
          <table:table-cell office:value-type="string" calcext:value-type="string">
            <text:p>NextStation TurboCo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is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3"/>
          <table:table-cell office:value-type="string" calcext:value-type="string">
            <text:p>NextStation Co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is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3"/>
          <table:table-cell office:value-type="string" calcext:value-type="string">
            <text:p>NextStation TurboCo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is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NeXTstation Co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table:number-columns-repeated="17"/>
          <table:table-cell office:value-type="string" calcext:value-type="string">
            <text:p>Bestand:Hardware HP SureStore Optical 401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3"/>
          <table:table-cell office:value-type="string" calcext:value-type="string">
            <text:p>NeXT Laserpr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Lear Siegler ADM 3A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2"/>
          <table:table-cell office:value-type="string" calcext:value-type="string">
            <text:p>00:C0:05:01:80:E2</text:p>
          </table:table-cell>
          <table:table-cell table:number-columns-repeated="997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MegaPixel 21-inch Color Displ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Monitor</text:p>
          </table:table-cell>
          <table:table-cell table:number-columns-repeated="16"/>
          <table:table-cell office:value-type="string" calcext:value-type="string">
            <text:p>Bestand:Hardware Olivetti Quadern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3"/>
          <table:table-cell office:value-type="string" calcext:value-type="string">
            <text:p>NeXTcu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3"/>
          <table:table-cell office:value-type="string" calcext:value-type="string">
            <text:p>NeXTst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3"/>
          <table:table-cell office:value-type="string" calcext:value-type="string">
            <text:p>OCE CPT 85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3"/>
          <table:table-cell office:value-type="string" calcext:value-type="string">
            <text:p>Olimarck TOP 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3"/>
          <table:table-cell office:value-type="string" calcext:value-type="string">
            <text:p>A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3"/>
          <table:table-cell office:value-type="string" calcext:value-type="string">
            <text:p>Olivetti M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3"/>
          <table:table-cell office:value-type="string" calcext:value-type="string">
            <text:p>Olivetti M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3"/>
          <table:table-cell office:value-type="string" calcext:value-type="string">
            <text:p>Olivetti M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3"/>
          <table:table-cell office:value-type="string" calcext:value-type="string">
            <text:p>Olivetti M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3"/>
          <table:table-cell office:value-type="string" calcext:value-type="string">
            <text:p>Olivetti PCS 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Digital Corresponden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3"/>
          <table:table-cell office:value-type="string" calcext:value-type="string">
            <text:p>Programma 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Calculator</text:p>
          </table:table-cell>
          <table:table-cell office:value-type="string" calcext:value-type="string">
            <text:p>Programmerbaa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3"/>
          <table:table-cell office:value-type="string" calcext:value-type="string">
            <text:p>Olivetti Quade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3"/>
          <table:table-cell office:value-type="string" calcext:value-type="string">
            <text:p>AT&amp;T PC7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3"/>
          <table:table-cell office:value-type="string" calcext:value-type="string">
            <text:p>Osborn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Asi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3"/>
          <table:table-cell office:value-type="string" calcext:value-type="string">
            <text:p>Osborn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Compaq Portab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3"/>
          <table:table-cell office:value-type="string" calcext:value-type="string">
            <text:p>Osborne Model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3"/>
          <table:table-cell office:value-type="string" calcext:value-type="string">
            <text:p>PCS W8 80/0</text:p>
          </table:table-cell>
          <table:table-cell/>
          <table:table-cell office:value-type="string" calcext:value-type="string">
            <text:p>Deutschland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3"/>
          <table:table-cell office:value-type="string" calcext:value-type="string">
            <text:p>Philips 5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Relock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3"/>
          <table:table-cell office:value-type="string" calcext:value-type="string">
            <text:p>Philips Computer Monitor 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3"/>
          <table:table-cell office:value-type="string" calcext:value-type="string">
            <text:p>Philips Compact Disc Rec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InfoServer 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3"/>
          <table:table-cell office:value-type="string" calcext:value-type="string">
            <text:p>Philips P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3"/>
          <table:table-cell office:value-type="string" calcext:value-type="string">
            <text:p>Philips P9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"/>
          <table:table-cell office:value-type="string" calcext:value-type="string">
            <text:p>Bestand:Hardware Digital MUXserver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3"/>
          <table:table-cell office:value-type="string" calcext:value-type="string">
            <text:p>Philips VG-8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3"/>
          <table:table-cell office:value-type="string" calcext:value-type="string">
            <text:p>Psion Series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3"/>
          <table:table-cell office:value-type="string" calcext:value-type="string">
            <text:p>Psion Series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3"/>
          <table:table-cell office:value-type="string" calcext:value-type="string">
            <text:p>Psion Series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5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3"/>
          <table:table-cell office:value-type="string" calcext:value-type="string">
            <text:p>RDI BriteL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X-Y Plotter</text:p>
          </table:table-cell>
          <table:table-cell table:number-columns-repeated="15"/>
          <table:table-cell office:value-type="string" calcext:value-type="string">
            <text:p>Bestand:Hardware Texas Instruments SR-51-II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3"/>
          <table:table-cell office:value-type="string" calcext:value-type="string">
            <text:p>Schneider CPC-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3"/>
          <table:table-cell office:value-type="string" calcext:value-type="string">
            <text:p>Schneider CPC-6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3"/>
          <table:table-cell office:value-type="string" calcext:value-type="string">
            <text:p>Schneider CPC-6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3"/>
          <table:table-cell office:value-type="string" calcext:value-type="string">
            <text:p>Schneider CPC-6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Motorola Powersta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3"/>
          <table:table-cell office:value-type="string" calcext:value-type="string">
            <text:p>Schneider DMP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Lear Siegler ADM 3A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3"/>
          <table:table-cell office:value-type="string" calcext:value-type="string">
            <text:p>Schneider DMP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3"/>
          <table:table-cell office:value-type="string" calcext:value-type="string">
            <text:p>Bestand:Hardware Lear Siegler ADM 3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3"/>
          <table:table-cell office:value-type="string" calcext:value-type="string">
            <text:p>Schneider GT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3"/>
          <table:table-cell office:value-type="string" calcext:value-type="string">
            <text:p>SGI 1600S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3"/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3"/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7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3"/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Indy</text:p>
          </table:table-cell>
          <table:table-cell/>
          <table:table-cell office:value-type="string" calcext:value-type="string">
            <text:p>Depot</text:p>
          </table:table-cell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table:number-columns-repeated="17"/>
          <table:table-cell office:value-type="string" calcext:value-type="string">
            <text:p>Bestand:Hardware Philips P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3"/>
          <table:table-cell office:value-type="string" calcext:value-type="string">
            <text:p>SGI Personal Iris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3"/>
          <table:table-cell office:value-type="string" calcext:value-type="string">
            <text:p>SGI Personal Iris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Surestore DLT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3"/>
          <table:table-cell office:value-type="string" calcext:value-type="string">
            <text:p>SGI Indy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10C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Iris Indigo</text:p>
          </table:table-cell>
          <table:table-cell/>
          <table:table-cell office:value-type="string" calcext:value-type="string">
            <text:p>Depot</text:p>
          </table:table-cell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Voeding</text:p>
          </table:table-cell>
          <table:table-cell table:number-columns-repeated="16"/>
          <table:table-cell office:value-type="string" calcext:value-type="string">
            <text:p>Bestand:Hardware Kangaro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3"/>
          <table:table-cell office:value-type="string" calcext:value-type="string">
            <text:p>SGI Indigo2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3"/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3"/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3"/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3"/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3"/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3"/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  <table:table-cell table:style-name="Default" table:number-columns-repeated="996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3"/>
          <table:table-cell office:value-type="string" calcext:value-type="string">
            <text:p>SGI O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GT65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3"/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3"/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3"/>
          <table:table-cell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3"/>
          <table:table-cell office:value-type="string" calcext:value-type="string">
            <text:p>Sharp CE-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table:number-columns-repeated="11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3"/>
          <table:table-cell office:value-type="string" calcext:value-type="string">
            <text:p>MZ-7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en</text:p>
          </table:table-cell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3"/>
          <table:table-cell office:value-type="string" calcext:value-type="string">
            <text:p>Sharp PC-7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3"/>
          <table:table-cell office:value-type="string" calcext:value-type="string">
            <text:p>Sharp PC4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3"/>
          <table:table-cell office:value-type="string" calcext:value-type="string">
            <text:p>T100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3"/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3"/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3"/>
          <table:table-cell office:value-type="string" calcext:value-type="string">
            <text:p>Sinclair Q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3"/>
          <table:table-cell office:value-type="string" calcext:value-type="string">
            <text:p>Sinclair Spectr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Homecomputer</text:p>
          </table:table-cell>
          <table:table-cell table:number-columns-repeated="4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RDI BriteL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3"/>
          <table:table-cell office:value-type="string" calcext:value-type="string">
            <text:p>Sinclair ZX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3"/>
          <table:table-cell office:value-type="string" calcext:value-type="string">
            <text:p>Slipstream Professional X100</text:p>
          </table:table-cell>
          <table:table-cell/>
          <table:table-cell office:value-type="string" calcext:value-type="string">
            <text:p>Is weg?</text:p>
          </table:table-cell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Iris Indigo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3"/>
          <table:table-cell office:value-type="string" calcext:value-type="string">
            <text:p>Sony SDX-D700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16"/>
          <table:table-cell office:value-type="string" calcext:value-type="string">
            <text:p>Bestand:Hardware Digital MicroVAX 31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3"/>
          <table:table-cell office:value-type="string" calcext:value-type="string">
            <text:p>Sumlock Ani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Casio FX-702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3"/>
          <table:table-cell office:value-type="string" calcext:value-type="string">
            <text:p>Sun 386i/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GI 1600S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3"/>
          <table:table-cell office:value-type="string" calcext:value-type="string">
            <text:p>Carb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3"/>
          <table:table-cell office:value-type="string" calcext:value-type="string">
            <text:p>Sun JavaStation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8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3"/>
          <table:table-cell office:value-type="string" calcext:value-type="string">
            <text:p>Sun JavaStation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3"/>
          <table:table-cell office:value-type="string" calcext:value-type="string">
            <text:p>Sun SparcStation IP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3"/>
          <table:table-cell office:value-type="string" calcext:value-type="string">
            <text:p>Sunblade 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 al weg?</text:p>
          </table:table-cell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3"/>
          <table:table-cell office:value-type="string" calcext:value-type="string">
            <text:p>Sun Ultra 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 al weg?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harp CE-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3"/>
          <table:table-cell office:value-type="string" calcext:value-type="string">
            <text:p>SYM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3"/>
          <table:table-cell office:value-type="string" calcext:value-type="string">
            <text:p>Tandberg TDC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3"/>
          <table:table-cell office:value-type="string" calcext:value-type="string">
            <text:p>Tandberg TDC38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3"/>
          <table:table-cell office:value-type="string" calcext:value-type="string">
            <text:p>Tandberg TDC38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3"/>
          <table:table-cell office:value-type="string" calcext:value-type="string">
            <text:p>Micro Color Compu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3"/>
          <table:table-cell office:value-type="string" calcext:value-type="string">
            <text:p>Tandy TRS-80 Model I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3"/>
          <table:table-cell office:value-type="string" calcext:value-type="string">
            <text:p>Tandy TRS-80 Model 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tari 260S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3"/>
          <table:table-cell office:value-type="string" calcext:value-type="string">
            <text:p>Tandy TRS-80 Model 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3"/>
          <table:table-cell office:value-type="string" calcext:value-type="string">
            <text:p>Tandy TRS-80 Model 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3"/>
          <table:table-cell office:value-type="string" calcext:value-type="string">
            <text:p>Ta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11"/>
          <table:table-cell office:value-type="string" calcext:value-type="string">
            <text:p>Bestand:Hardware SGI Iris Indigo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3"/>
          <table:table-cell office:value-type="string" calcext:value-type="string">
            <text:p>Tele-Tec 1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3"/>
          <table:table-cell office:value-type="string" calcext:value-type="string">
            <text:p>Tektronix 400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10"/>
          <table:table-cell office:value-type="string" calcext:value-type="string">
            <text:p>Bestand:Hardware IBM PowerPC 7248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3"/>
          <table:table-cell office:value-type="string" calcext:value-type="string">
            <text:p>Tektronix 4027A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IBM RS6000 E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3"/>
          <table:table-cell office:value-type="string" calcext:value-type="string">
            <text:p>Tektronix 4951 Joysti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Peripheral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3"/>
          <table:table-cell office:value-type="string" calcext:value-type="string">
            <text:p>Teletype 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Simski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3"/>
          <table:table-cell office:value-type="string" calcext:value-type="string">
            <text:p>LT33-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"/>
          <table:table-cell office:value-type="string" calcext:value-type="string">
            <text:p>Bestand:Hardware Tandberg TDC38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3"/>
          <table:table-cell office:value-type="string" calcext:value-type="string">
            <text:p>ASR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3"/>
          <table:table-cell office:value-type="string" calcext:value-type="string">
            <text:p>ASR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10"/>
        </table:table-row>
        <table:table-row table:style-name="ro1">
          <table:table-cell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table:number-columns-repeated="1014"/>
        </table:table-row>
        <table:table-row table:style-name="ro1">
          <table:table-cell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drive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Monitor</text:p>
          </table:table-cell>
          <table:table-cell table:number-columns-repeated="16"/>
          <table:table-cell office:value-type="string" calcext:value-type="string">
            <text:p>Bestand:Hardware SGI Origin 2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3"/>
          <table:table-cell office:value-type="string" calcext:value-type="string">
            <text:p>SilentWriter 7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6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3"/>
          <table:table-cell office:value-type="string" calcext:value-type="string">
            <text:p>SilentWriter 7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corn Archimedes 4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3"/>
          <table:table-cell office:value-type="string" calcext:value-type="string">
            <text:p>SilentWriter 7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NSLU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3"/>
          <table:table-cell office:value-type="string" calcext:value-type="string">
            <text:p>SR-51-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3"/>
          <table:table-cell office:value-type="string" calcext:value-type="string">
            <text:p>THT Ro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3"/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3"/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3"/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3"/>
          <table:table-cell office:value-type="string" calcext:value-type="string">
            <text:p>Termi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3"/>
          <table:table-cell office:value-type="string" calcext:value-type="string">
            <text:p>Toshiba HX-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9"/>
          <table:table-cell office:value-type="string" calcext:value-type="string">
            <text:p>Bestand:Hardware HP 91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3"/>
          <table:table-cell office:value-type="string" calcext:value-type="string">
            <text:p>Toshiba Satellite 100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3"/>
          <table:table-cell office:value-type="string" calcext:value-type="string">
            <text:p>Toshiba T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IBM RS6000 F3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Vectre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table:number-columns-repeated="2"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3"/>
          <table:table-cell office:value-type="string" calcext:value-type="string">
            <text:p>Laser XT/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Sun Java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3"/>
          <table:table-cell office:value-type="string" calcext:value-type="string">
            <text:p>Wang 2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3"/>
          <table:table-cell office:value-type="string" calcext:value-type="string">
            <text:p>Wang 7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Programmerbaa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3"/>
          <table:table-cell office:value-type="string" calcext:value-type="string">
            <text:p>Wang PC-S1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Scryp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3"/>
          <table:table-cell office:value-type="string" calcext:value-type="string">
            <text:p>Yodobashi Formula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3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table:number-columns-repeated="1012"/>
        </table:table-row>
        <table:table-row table:style-name="ro1">
          <table:table-cell table:style-name="Default" table:number-columns-repeated="28"/>
          <table:table-cell table:number-columns-repeated="996"/>
        </table:table-row>
        <table:table-row table:style-name="ro1">
          <table:table-cell/>
          <table:table-cell table:content-validation-name="val3"/>
          <table:table-cell office:value-type="string" calcext:value-type="string">
            <text:p>Icybox</text:p>
          </table:table-cell>
          <table:table-cell table:number-columns-repeated="2"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 table:number-columns-repeated="1015"/>
        </table:table-row>
        <table:table-row table:style-name="ro1" table:number-rows-repeated="937">
          <table:table-cell/>
          <table:table-cell table:content-validation-name="val3"/>
          <table:table-cell table:number-columns-repeated="1022"/>
        </table:table-row>
        <table:table-row table:style-name="ro1" table:number-rows-repeated="10472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nventory-type'.A2:'inventory-type'.Q429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" table:target-range-address="'inventory-score'.A1:'inventory-score'.AMJ1048576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9:16:07.151780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9T19:56:30.963636574</dc:date>
    <meta:editing-duration>PT4H33M30S</meta:editing-duration>
    <meta:editing-cycles>52</meta:editing-cycles>
    <dc:creator>Koen Martens</dc:creator>
    <meta:document-statistic meta:table-count="2" meta:cell-count="10627" meta:object-count="0"/>
  </office:meta>
</office:document-meta>
</file>